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84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8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5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4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4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7" table:formula="of:=INFO.OBBA.OBBA.OBCONTROLPANELSETVISIBLE([.C8])" office:value-type="float" office:value="1" calcext:value-type="float">
            <text:p>WAHR</text:p>
          </table:table-cell>
          <table:table-cell table:style-name="ce4" table:number-columns-repeated="2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Loaded:</text:p>
          </table:table-cell>
          <table:table-cell table:style-name="ce4" table:formula="of:=INFO.OBBA.OBBA.OBADDALLJARS([.F8];[.F9])" office:value-type="string" office:string-value="/Users/fries/git/finmath-spreadsheets/spreadsheets/Monte Carlo Model Min Variance Hedge Portfolio/lib" calcext:value-type="string">
            <text:p>/Users/fries/git/finmath-spreadsheets/spreadsheets/Monte Carlo Model Min Variance Hedge Portfolio/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uild:</text:p>
          </table:table-cell>
          <table:table-cell table:style-name="ce4" table:formula="of:=INFO.OBBA.OBBA.OBGETPROPERTY(&quot;build&quot;)" office:value-type="string" office:string-value="40201" calcext:value-type="string">
            <text:p>40201</text:p>
          </table:table-cell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finmath lib Version</text:p>
          </table:table-cell>
          <table:table-cell table:style-name="ce5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17];[.F18])" office:value-type="string" office:string-value="/Users/fries/git/finmath-spreadsheets/spreadsheets/Monte Carlo Model Min Variance Hedge Portfolio" calcext:value-type="string">
            <text:p>/Users/fries/git/finmath-spreadsheets/spreadsheets/Monte Carlo Model Min Variance Hedge Portfolio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5-SNAPSHOT" calcext:value-type="string">
            <text:p>2.2.5-SNAPSHOT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26];[.F27])" office:value-type="string" office:string-value="/Users/fries/git/finmath-spreadsheets/spreadsheets/Monte Carlo Model Min Variance Hedge Portfolio" calcext:value-type="string">
            <text:p>/Users/fries/git/finmath-spreadsheets/spreadsheets/Monte Carlo Model Min Variance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5" office:value-type="string" calcext:value-type="string">
            <text:p>Reference cell below to ensure lib is loaded:</text:p>
          </table:table-cell>
          <table:table-cell table:style-name="ce12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 1" form:control-implementation="ooo:com.sun.star.form.component.ScrollBar" xml:id="control1" form:id="control1" form:value="0" form:linked-cell="MonteCarloBlackScholes.F24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frame draw:z-index="0" draw:style-name="gr1" draw:text-style-name="P1" svg:width="100mm" svg:height="80mm" svg:x="152.25mm" svg:y="99.9mm">
            <loext:p draw:notify-on-update-of-ranges="MonteCarloBlackScholes.L8:MonteCarloBlackScholes.L257 MonteCarloBlackScholes.M8:MonteCarloBlackScholes.M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style-name="gr2" draw:text-style-name="P2" svg:width="23.76mm" svg:height="3.42mm" svg:x="122.88mm" svg:y="97.42mm" draw:control="control1"/>
          <draw:frame draw:z-index="2" draw:style-name="gr1" draw:text-style-name="P1" svg:width="100mm" svg:height="80mm" svg:x="273.75mm" svg:y="99.9mm">
            <loext:p draw:notify-on-update-of-ranges="MonteCarloBlackScholes.O8:MonteCarloBlackScholes.O38 MonteCarloBlackScholes.P8:MonteCarloBlackScholes.P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8"/>
        <table:table-column table:style-name="co7" table:number-columns-repeated="247" table:default-cell-style-name="ce16"/>
        <table:table-column table:style-name="co7" table:default-cell-style-name="ce33"/>
        <table:table-column table:style-name="co8" table:number-columns-repeated="770" table:default-cell-style-name="ce15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table:formula="of:=&quot;Monte Carlo Simulation of Heston Model: This sheet illustrates the use of the class &quot;&amp;[.C17]" office:value-type="string" office:string-value="Monte Carlo Simulation of Heston Model: This sheet illustrates the use of the class net.finmath.montecarlo.assetderivativevaluation.HestonModel" calcext:value-type="string">
            <text:p>Monte Carlo Simulation of Heston Model: This sheet illustrates the use of the class net.finmath.montecarlo.assetderivativevaluation.HestonModel</text:p>
          </table:table-cell>
          <table:table-cell table:style-name="ce17" table:number-columns-repeated="3"/>
          <table:table-cell table:style-name="ce29"/>
          <table:table-cell table:style-name="ce17" table:number-columns-repeated="1013"/>
          <table:table-cell table:number-columns-repeated="5"/>
        </table:table-row>
        <table:table-row table:style-name="ro2">
          <table:table-cell table:style-name="ce18"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18" table:number-columns-repeated="3"/>
          <table:table-cell table:style-name="ce30"/>
          <table:table-cell table:style-name="ce18" table:number-columns-repeated="1013"/>
          <table:table-cell table:number-columns-repeated="5"/>
        </table:table-row>
        <table:table-row table:style-name="ro2">
          <table:table-cell table:style-name="ce18"/>
          <table:table-cell table:style-name="ce19"/>
          <table:table-cell table:style-name="ce18" table:number-columns-repeated="3"/>
          <table:table-cell table:style-name="ce30"/>
          <table:table-cell table:style-name="ce18" table:number-columns-repeated="1013"/>
          <table:table-cell table:number-columns-repeated="5"/>
        </table:table-row>
        <table:table-row table:style-name="ro2">
          <table:table-cell/>
          <table:table-cell table:style-name="ce19"/>
          <table:table-cell table:style-name="ce18" table:number-columns-repeated="2"/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Time Discretization</text:p>
          </table:table-cell>
          <table:table-cell table:style-name="ce20" table:number-columns-repeated="3"/>
          <table:table-cell/>
          <table:table-cell table:style-name="ce20" office:value-type="string" calcext:value-type="string">
            <text:p>Asian Option (used to calculate the pathwise average of the process V(t))</text:p>
          </table:table-cell>
          <table:table-cell table:style-name="ce20" table:number-columns-repeated="3"/>
          <table:table-cell/>
          <table:table-cell table:style-name="ce20" table:formula="of:=INFO.OBBA.OBBA.OBCALL(&quot;underlyingValue&quot;;[.B57];&quot;getAssetValue&quot;;[.$G$9];INFO.OBBA.OBBA.OBMAKE(&quot;&quot;;&quot;int&quot;;0))" office:value-type="string" office:string-value="underlyingValue &#10;[9644]" calcext:value-type="string">
            <text:p>underlyingValue </text:p>
            <text:p>[9644]</text:p>
          </table:table-cell>
          <table:table-cell table:style-name="ce20" table:formula="of:=INFO.OBBA.OBBA.OBCALL(&quot;pathwiseRMSVolatility&quot;;INFO.OBBA.OBBA.OBCALL(&quot;&quot;;[.G15];&quot;getValue&quot;;[.G9];[.B57]);&quot;sqrt&quot;)" office:value-type="string" office:string-value="pathwiseRMSVolatility &#10;[9641]" calcext:value-type="string">
            <text:p>pathwiseRMSVolatility </text:p>
            <text:p>[9641]</text:p>
          </table:table-cell>
          <table:table-cell/>
          <table:table-cell table:style-name="ce20" table:formula="of:=&quot;histogram of &quot;&amp;[.M6]" office:value-type="string" office:string-value="histogram of pathwiseRMSVolatility &#10;[9641]" calcext:value-type="string">
            <text:p>histogram of pathwiseRMSVolatility </text:p>
            <text:p>[9641]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/>
          <table:table-cell table:style-name="ce32" table:number-matrix-columns-spanned="1" table:number-matrix-rows-spanned="250" table:formula="of:=TRANSPOSE(INFO.OBBA.OBBA.OBGET(INFO.OBBA.OBBA.OBCALL(&quot;&quot;;[.L6];&quot;getRealizations&quot;)))" office:value-type="float" office:value="64.7264354115608" calcext:value-type="float">
            <text:p>64.7</text:p>
          </table:table-cell>
          <table:table-cell table:style-name="ce32" table:number-matrix-columns-spanned="1" table:number-matrix-rows-spanned="250" table:formula="of:=TRANSPOSE(INFO.OBBA.OBBA.OBGET(INFO.OBBA.OBBA.OBCALL(&quot;&quot;;[.M6];&quot;getRealizations&quot;)))" office:value-type="float" office:value="0.354204857791593" calcext:value-type="float">
            <text:p>0.4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table:number-matrix-columns-spanned="1" table:number-matrix-rows-spanned="31" table:formula="of:=TRANSPOSE(INFO.OBBA.OBBA.OBGET(INFO.OBBA.OBBA.OBCALL(&quot;&quot;;[.M6];&quot;getHistogram&quot;;INFO.OBBA.OBBA.OBMAKE(&quot;&quot;;&quot;double[]&quot;;[.O8:.O38]))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9];[.D9];[.E9])" office:value-type="string" office:string-value="td.start &#10;[9626]" calcext:value-type="string">
            <text:p>td.start </text:p>
            <text:p>[9626]</text:p>
          </table:table-cell>
          <table:table-cell table:style-name="ce22" office:value-type="string" calcext:value-type="string">
            <text:p>td.start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INFO.OBBA.OBBA.OBMAKE([.H9];[.I9];[.J9])" office:value-type="string" office:string-value="optionMaturity &#10;[9636]" calcext:value-type="string">
            <text:p>optionMaturity </text:p>
            <text:p>[9636]</text:p>
          </table:table-cell>
          <table:table-cell table:style-name="ce22" office:value-type="string" calcext:value-type="string">
            <text:p>optionMaturity</text:p>
          </table:table-cell>
          <table:table-cell table:style-name="ce22" office:value-type="string" calcext:value-type="string">
            <text:p>double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2" office:value-type="float" office:value="148.564998419866" calcext:value-type="float">
            <text:p>148.6</text:p>
          </table:table-cell>
          <table:table-cell table:style-name="ce32" office:value-type="float" office:value="0.210725490398074" calcext:value-type="float">
            <text:p>0.2</text:p>
          </table:table-cell>
          <table:table-cell/>
          <table:table-cell table:formula="of:=[.O8]+0.0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0];[.D10];[.E10])" office:value-type="string" office:string-value="td.num &#10;[9627]" calcext:value-type="string">
            <text:p>td.num </text:p>
            <text:p>[9627]</text:p>
          </table:table-cell>
          <table:table-cell table:style-name="ce22" office:value-type="string" calcext:value-type="string">
            <text:p>td.num</text:p>
          </table:table-cell>
          <table:table-cell table:style-name="ce22" office:value-type="string" calcext:value-type="string">
            <text:p>int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formula="of:=INFO.OBBA.OBBA.OBMAKE([.H10];[.I10];[.J10])" office:value-type="string" office:string-value="optionStrike &#10;[9637]" calcext:value-type="string">
            <text:p>optionStrike </text:p>
            <text:p>[9637]</text:p>
          </table:table-cell>
          <table:table-cell table:style-name="ce22" office:value-type="string" calcext:value-type="string">
            <text:p>optionStrike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2" office:value-type="float" office:value="124.569432983678" calcext:value-type="float">
            <text:p>124.6</text:p>
          </table:table-cell>
          <table:table-cell table:style-name="ce32" office:value-type="float" office:value="0.301498433615523" calcext:value-type="float">
            <text:p>0.3</text:p>
          </table:table-cell>
          <table:table-cell/>
          <table:table-cell table:formula="of:=[.O9]+0.0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1];[.D11];[.E11])" office:value-type="string" office:string-value="td.step &#10;[9628]" calcext:value-type="string">
            <text:p>td.step </text:p>
            <text:p>[9628]</text:p>
          </table:table-cell>
          <table:table-cell table:style-name="ce22" office:value-type="string" calcext:value-type="string">
            <text:p>td.step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.1" calcext:value-type="float">
            <text:p>0.1</text:p>
          </table:table-cell>
          <table:table-cell/>
          <table:table-cell table:formula="of:=[.B14]" office:value-type="string" office:string-value="timeDiscretization &#10;[9629]" calcext:value-type="string">
            <text:p>timeDiscretization </text:p>
            <text:p>[9629]</text:p>
          </table:table-cell>
          <table:table-cell table:style-name="ce22" table:number-columns-repeated="2"/>
          <table:table-cell table:number-columns-repeated="2"/>
          <table:table-cell table:style-name="ce32" office:value-type="float" office:value="205.738697426803" calcext:value-type="float">
            <text:p>205.7</text:p>
          </table:table-cell>
          <table:table-cell table:style-name="ce32" office:value-type="float" office:value="0.329014759300009" calcext:value-type="float">
            <text:p>0.3</text:p>
          </table:table-cell>
          <table:table-cell/>
          <table:table-cell table:formula="of:=[.O10]+0.0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15"/>
          <table:table-cell/>
          <table:table-cell table:style-name="ce22"/>
          <table:table-cell table:number-columns-repeated="2"/>
          <table:table-cell table:formula="of:=INFO.OBBA.OBBA.OBMAKE([.H12];[.I12];[.J12])" office:value-type="string" office:string-value="underlyingIndex &#10;[9638]" calcext:value-type="string">
            <text:p>underlyingIndex </text:p>
            <text:p>[9638]</text:p>
          </table:table-cell>
          <table:table-cell table:style-name="ce22" office:value-type="string" calcext:value-type="string">
            <text:p>underlyingIndex</text:p>
          </table:table-cell>
          <table:table-cell table:style-name="ce22" office:value-type="string" calcext:value-type="string">
            <text:p>int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2" office:value-type="float" office:value="107.029546861442" calcext:value-type="float">
            <text:p>107.0</text:p>
          </table:table-cell>
          <table:table-cell table:style-name="ce32" office:value-type="float" office:value="0.307579115607921" calcext:value-type="float">
            <text:p>0.3</text:p>
          </table:table-cell>
          <table:table-cell/>
          <table:table-cell table:formula="of:=[.O11]+0.0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265.998322685345" calcext:value-type="float">
            <text:p>266.0</text:p>
          </table:table-cell>
          <table:table-cell table:style-name="ce32" office:value-type="float" office:value="0.319653635339345" calcext:value-type="float">
            <text:p>0.3</text:p>
          </table:table-cell>
          <table:table-cell/>
          <table:table-cell table:formula="of:=[.O12]+0.0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2" table:formula="of:=INFO.OBBA.OBBA.OBMAKE([.C14];[.C7];[.B9:.B11])" office:value-type="string" office:string-value="timeDiscretization &#10;[9629]" calcext:value-type="string">
            <text:p>timeDiscretization </text:p>
            <text:p>[9629]</text:p>
          </table:table-cell>
          <table:table-cell table:style-name="ce24" office:value-type="string" calcext:value-type="string">
            <text:p>timeDiscretization</text:p>
          </table:table-cell>
          <table:table-cell table:number-columns-repeated="3"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/>
          <table:table-cell table:style-name="ce32" office:value-type="float" office:value="81.464828514044" calcext:value-type="float">
            <text:p>81.5</text:p>
          </table:table-cell>
          <table:table-cell table:style-name="ce32" office:value-type="float" office:value="0.41897931703104" calcext:value-type="float">
            <text:p>0.4</text:p>
          </table:table-cell>
          <table:table-cell/>
          <table:table-cell table:formula="of:=[.O13]+0.0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22" table:formula="of:=INFO.OBBA.OBBA.OBMAKE([.H15];obLibs&amp;&quot;net.finmath.montecarlo.assetderivativevaluation.products.AsianOption&quot;;[.G9:.G12])" office:value-type="string" office:string-value="asian &#10;[9639]" calcext:value-type="string">
            <text:p>asian </text:p>
            <text:p>[9639]</text:p>
          </table:table-cell>
          <table:table-cell table:style-name="ce22" office:value-type="string" calcext:value-type="string">
            <text:p>asian</text:p>
          </table:table-cell>
          <table:table-cell table:style-name="ce22"/>
          <table:table-cell table:number-columns-repeated="2"/>
          <table:table-cell table:style-name="ce32" office:value-type="float" office:value="92.6543381115931" calcext:value-type="float">
            <text:p>92.7</text:p>
          </table:table-cell>
          <table:table-cell table:style-name="ce32" office:value-type="float" office:value="0.226500573963323" calcext:value-type="float">
            <text:p>0.2</text:p>
          </table:table-cell>
          <table:table-cell/>
          <table:table-cell table:formula="of:=[.O14]+0.02" office:value-type="float" office:value="0.14" calcext:value-type="float">
            <text:p>0.14</text:p>
          </table:table-cell>
          <table:table-cell office:value-type="float" office:value="0.001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0" office:value-type="string" calcext:value-type="string">
            <text:p>Heston <text:s/>Model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115.500392414948" calcext:value-type="float">
            <text:p>115.5</text:p>
          </table:table-cell>
          <table:table-cell table:style-name="ce32" office:value-type="float" office:value="0.28269665165613" calcext:value-type="float">
            <text:p>0.3</text:p>
          </table:table-cell>
          <table:table-cell/>
          <table:table-cell table:formula="of:=[.O15]+0.02"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HestonModel</text:p>
          </table:table-cell>
          <table:table-cell table:number-columns-repeated="8"/>
          <table:table-cell table:style-name="ce32" office:value-type="float" office:value="120.978307345336" calcext:value-type="float">
            <text:p>121.0</text:p>
          </table:table-cell>
          <table:table-cell table:style-name="ce32" office:value-type="float" office:value="0.457477544534085" calcext:value-type="float">
            <text:p>0.5</text:p>
          </table:table-cell>
          <table:table-cell/>
          <table:table-cell table:formula="of:=[.O16]+0.02" office:value-type="float" office:value="0.18" calcext:value-type="float">
            <text:p>0.18</text:p>
          </table:table-cell>
          <table:table-cell office:value-type="float" office:value="0.027" calcext:value-type="float">
            <text:p>0.03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127.929413777672" calcext:value-type="float">
            <text:p>127.9</text:p>
          </table:table-cell>
          <table:table-cell table:style-name="ce32" office:value-type="float" office:value="0.26572000338382" calcext:value-type="float">
            <text:p>0.3</text:p>
          </table:table-cell>
          <table:table-cell/>
          <table:table-cell table:formula="of:=[.O17]+0.02" office:value-type="float" office:value="0.2" calcext:value-type="float">
            <text:p>0.2</text:p>
          </table:table-cell>
          <table:table-cell office:value-type="float" office:value="0.043" calcext:value-type="float">
            <text:p>0.04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9];[.D19];[.E19])" office:value-type="string" office:string-value="initialValue &#10;[9616]" calcext:value-type="string">
            <text:p>initialValue </text:p>
            <text:p>[9616]</text:p>
          </table:table-cell>
          <table:table-cell table:style-name="ce22" office:value-type="string" calcext:value-type="string">
            <text:p>initialValue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4.825553396014" calcext:value-type="float">
            <text:p>144.8</text:p>
          </table:table-cell>
          <table:table-cell table:style-name="ce32" office:value-type="float" office:value="0.304317751021633" calcext:value-type="float">
            <text:p>0.3</text:p>
          </table:table-cell>
          <table:table-cell/>
          <table:table-cell table:formula="of:=[.O18]+0.02" office:value-type="float" office:value="0.22" calcext:value-type="float">
            <text:p>0.22</text:p>
          </table:table-cell>
          <table:table-cell office:value-type="float" office:value="0.077" calcext:value-type="float">
            <text:p>0.08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0];[.D20];[.E20])" office:value-type="string" office:string-value="riskFreeRate &#10;[9617]" calcext:value-type="string">
            <text:p>riskFreeRate </text:p>
            <text:p>[9617]</text:p>
          </table:table-cell>
          <table:table-cell table:style-name="ce22" office:value-type="string" calcext:value-type="string">
            <text:p>riskFreeRate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05" calcext:value-type="float">
            <text:p>0.05</text:p>
          </table:table-cell>
          <table:table-cell table:number-columns-repeated="6"/>
          <table:table-cell table:style-name="ce32" office:value-type="float" office:value="140.25239778475" calcext:value-type="float">
            <text:p>140.3</text:p>
          </table:table-cell>
          <table:table-cell table:style-name="ce32" office:value-type="float" office:value="0.159150254366212" calcext:value-type="float">
            <text:p>0.2</text:p>
          </table:table-cell>
          <table:table-cell/>
          <table:table-cell table:formula="of:=[.O19]+0.02" office:value-type="float" office:value="0.24" calcext:value-type="float">
            <text:p>0.24</text:p>
          </table:table-cell>
          <table:table-cell office:value-type="float" office:value="0.088" calcext:value-type="float">
            <text:p>0.09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1];[.D21];[.E21])" office:value-type="string" office:string-value="volatility &#10;[9618]" calcext:value-type="string">
            <text:p>volatility </text:p>
            <text:p>[9618]</text:p>
          </table:table-cell>
          <table:table-cell table:style-name="ce22" office:value-type="string" calcext:value-type="string">
            <text:p>volatility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3" calcext:value-type="float">
            <text:p>0.3</text:p>
          </table:table-cell>
          <table:table-cell table:number-columns-repeated="6"/>
          <table:table-cell table:style-name="ce32" office:value-type="float" office:value="95.6754067214074" calcext:value-type="float">
            <text:p>95.7</text:p>
          </table:table-cell>
          <table:table-cell table:style-name="ce32" office:value-type="float" office:value="0.366278648369917" calcext:value-type="float">
            <text:p>0.4</text:p>
          </table:table-cell>
          <table:table-cell/>
          <table:table-cell table:formula="of:=[.O20]+0.02" office:value-type="float" office:value="0.26" calcext:value-type="float">
            <text:p>0.26</text:p>
          </table:table-cell>
          <table:table-cell office:value-type="float" office:value="0.112" calcext:value-type="float">
            <text:p>0.1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2];[.D22];[.E22])" office:value-type="string" office:string-value="theta &#10;[9619]" calcext:value-type="string">
            <text:p>theta </text:p>
            <text:p>[9619]</text:p>
          </table:table-cell>
          <table:table-cell table:style-name="ce22" office:value-type="string" calcext:value-type="string">
            <text:p>theta</text:p>
          </table:table-cell>
          <table:table-cell table:style-name="ce22" office:value-type="string" calcext:value-type="string">
            <text:p>double</text:p>
          </table:table-cell>
          <table:table-cell table:style-name="ce26" table:formula="of:=[.E21]*[.E21]" office:value-type="float" office:value="0.09" calcext:value-type="float">
            <text:p>0.09</text:p>
          </table:table-cell>
          <table:table-cell/>
          <table:table-cell table:style-name="ce28" table:number-columns-repeated="4"/>
          <table:table-cell/>
          <table:table-cell table:style-name="ce32" office:value-type="float" office:value="94.6348717288494" calcext:value-type="float">
            <text:p>94.6</text:p>
          </table:table-cell>
          <table:table-cell table:style-name="ce32" office:value-type="float" office:value="0.249789770432972" calcext:value-type="float">
            <text:p>0.2</text:p>
          </table:table-cell>
          <table:table-cell/>
          <table:table-cell table:formula="of:=[.O21]+0.02" office:value-type="float" office:value="0.28" calcext:value-type="float">
            <text:p>0.28</text:p>
          </table:table-cell>
          <table:table-cell office:value-type="float" office:value="0.109" calcext:value-type="float">
            <text:p>0.1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3];[.D23];[.E23])" office:value-type="string" office:string-value="kappa &#10;[9620]" calcext:value-type="string">
            <text:p>kappa </text:p>
            <text:p>[9620]</text:p>
          </table:table-cell>
          <table:table-cell table:style-name="ce22" office:value-type="string" calcext:value-type="string">
            <text:p>kappa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6"/>
          <table:table-cell table:style-name="ce32" office:value-type="float" office:value="95.7721283957807" calcext:value-type="float">
            <text:p>95.8</text:p>
          </table:table-cell>
          <table:table-cell table:style-name="ce32" office:value-type="float" office:value="0.348674021188659" calcext:value-type="float">
            <text:p>0.3</text:p>
          </table:table-cell>
          <table:table-cell/>
          <table:table-cell table:formula="of:=[.O22]+0.02" office:value-type="float" office:value="0.3" calcext:value-type="float">
            <text:p>0.3</text:p>
          </table:table-cell>
          <table:table-cell office:value-type="float" office:value="0.121" calcext:value-type="float">
            <text:p>0.12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4];[.D24];[.E24])" office:value-type="string" office:string-value="xi &#10;[9621]" calcext:value-type="string">
            <text:p>xi </text:p>
            <text:p>[9621]</text:p>
          </table:table-cell>
          <table:table-cell table:style-name="ce22" office:value-type="string" calcext:value-type="string">
            <text:p>xi</text:p>
          </table:table-cell>
          <table:table-cell table:style-name="ce22" office:value-type="string" calcext:value-type="string">
            <text:p>double</text:p>
          </table:table-cell>
          <table:table-cell table:style-name="ce26" table:formula="of:=[.F24]/100*0.3" office:value-type="float" office:value="0.159" calcext:value-type="float">
            <text:p>0.16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ce32" office:value-type="float" office:value="62.0980110095104" calcext:value-type="float">
            <text:p>62.1</text:p>
          </table:table-cell>
          <table:table-cell table:style-name="ce32" office:value-type="float" office:value="0.295951258370242" calcext:value-type="float">
            <text:p>0.3</text:p>
          </table:table-cell>
          <table:table-cell/>
          <table:table-cell table:formula="of:=[.O23]+0.02" office:value-type="float" office:value="0.32" calcext:value-type="float">
            <text:p>0.32</text:p>
          </table:table-cell>
          <table:table-cell office:value-type="float" office:value="0.103" calcext:value-type="float">
            <text:p>0.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5];[.D25];[.E25])" office:value-type="string" office:string-value="rho &#10;[9622]" calcext:value-type="string">
            <text:p>rho </text:p>
            <text:p>[9622]</text:p>
          </table:table-cell>
          <table:table-cell table:style-name="ce22" office:value-type="string" calcext:value-type="string">
            <text:p>rho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/>
          <table:table-cell table:style-name="ce32" office:value-type="float" office:value="63.6934497839002" calcext:value-type="float">
            <text:p>63.7</text:p>
          </table:table-cell>
          <table:table-cell table:style-name="ce32" office:value-type="float" office:value="0.378458643848458" calcext:value-type="float">
            <text:p>0.4</text:p>
          </table:table-cell>
          <table:table-cell/>
          <table:table-cell table:formula="of:=[.O24]+0.02" office:value-type="float" office:value="0.34" calcext:value-type="float">
            <text:p>0.34</text:p>
          </table:table-cell>
          <table:table-cell office:value-type="float" office:value="0.071" calcext:value-type="float">
            <text:p>0.07</text:p>
          </table:table-cell>
          <table:table-cell table:number-columns-repeated="1008"/>
        </table:table-row>
        <table:table-row table:style-name="ro2">
          <table:table-cell/>
          <table:table-cell table:style-name="ce23" table:formula="of:=INFO.OBBA.OBBA.OBCALL([.C26];obLibs&amp;&quot;net.finmath.montecarlo.assetderivativevaluation.HestonModel$Scheme&quot;;&quot;valueOf&quot;;INFO.OBBA.OBBA.OBMAKE(&quot;&quot;;&quot;String&quot;;[.E26]))" office:value-type="string" office:string-value="scheme &#10;[9624]" calcext:value-type="string">
            <text:p>scheme </text:p>
            <text:p>[9624]</text:p>
          </table:table-cell>
          <table:table-cell table:style-name="ce22" office:value-type="string" calcext:value-type="string">
            <text:p>scheme</text:p>
          </table:table-cell>
          <table:table-cell table:style-name="ce22"/>
          <table:table-cell table:style-name="ce27" office:value-type="string" calcext:value-type="string">
            <text:p>FULL_TRUNCATION</text:p>
          </table:table-cell>
          <table:table-cell table:number-columns-repeated="6"/>
          <table:table-cell table:style-name="ce32" office:value-type="float" office:value="42.6953782876499" calcext:value-type="float">
            <text:p>42.7</text:p>
          </table:table-cell>
          <table:table-cell table:style-name="ce32" office:value-type="float" office:value="0.310669294727175" calcext:value-type="float">
            <text:p>0.3</text:p>
          </table:table-cell>
          <table:table-cell/>
          <table:table-cell table:formula="of:=[.O25]+0.02" office:value-type="float" office:value="0.36" calcext:value-type="float">
            <text:p>0.36</text:p>
          </table:table-cell>
          <table:table-cell office:value-type="float" office:value="0.077" calcext:value-type="float">
            <text:p>0.08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99.0200539236759" calcext:value-type="float">
            <text:p>99.0</text:p>
          </table:table-cell>
          <table:table-cell table:style-name="ce32" office:value-type="float" office:value="0.238406531534796" calcext:value-type="float">
            <text:p>0.2</text:p>
          </table:table-cell>
          <table:table-cell/>
          <table:table-cell table:formula="of:=[.O26]+0.02" office:value-type="float" office:value="0.38" calcext:value-type="float">
            <text:p>0.38</text:p>
          </table:table-cell>
          <table:table-cell office:value-type="float" office:value="0.046" calcext:value-type="float">
            <text:p>0.05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229.723372159754" calcext:value-type="float">
            <text:p>229.7</text:p>
          </table:table-cell>
          <table:table-cell table:style-name="ce32" office:value-type="float" office:value="0.336828073464357" calcext:value-type="float">
            <text:p>0.3</text:p>
          </table:table-cell>
          <table:table-cell/>
          <table:table-cell table:formula="of:=[.O27]+0.02" office:value-type="float" office:value="0.4" calcext:value-type="float">
            <text:p>0.4</text:p>
          </table:table-cell>
          <table:table-cell office:value-type="float" office:value="0.043" calcext:value-type="float">
            <text:p>0.04</text:p>
          </table:table-cell>
          <table:table-cell table:number-columns-repeated="1008"/>
        </table:table-row>
        <table:table-row table:style-name="ro2">
          <table:table-cell/>
          <table:table-cell table:style-name="ce22" table:formula="of:=INFO.OBBA.OBBA.OBMAKE([.C29];obLibs&amp;[.C17];[.B19:.B26])" office:value-type="string" office:string-value="model &#10;[9625]" calcext:value-type="string">
            <text:p>model </text:p>
            <text:p>[9625]</text:p>
          </table:table-cell>
          <table:table-cell table:style-name="ce22" office:value-type="string" calcext:value-type="string">
            <text:p>model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184.122107850529" calcext:value-type="float">
            <text:p>184.1</text:p>
          </table:table-cell>
          <table:table-cell table:style-name="ce32" office:value-type="float" office:value="0.245845070091664" calcext:value-type="float">
            <text:p>0.2</text:p>
          </table:table-cell>
          <table:table-cell/>
          <table:table-cell table:formula="of:=[.O28]+0.02" office:value-type="float" office:value="0.42" calcext:value-type="float">
            <text:p>0.42</text:p>
          </table:table-cell>
          <table:table-cell office:value-type="float" office:value="0.035" calcext:value-type="float">
            <text:p>0.04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68.1091591196628" calcext:value-type="float">
            <text:p>68.1</text:p>
          </table:table-cell>
          <table:table-cell table:style-name="ce32" office:value-type="float" office:value="0.317229793455154" calcext:value-type="float">
            <text:p>0.3</text:p>
          </table:table-cell>
          <table:table-cell/>
          <table:table-cell table:formula="of:=[.O29]+0.02" office:value-type="float" office:value="0.44" calcext:value-type="float">
            <text:p>0.44</text:p>
          </table:table-cell>
          <table:table-cell office:value-type="float" office:value="0.009" calcext:value-type="float">
            <text:p>0.01</text:p>
          </table:table-cell>
          <table:table-cell table:number-columns-repeated="1008"/>
        </table:table-row>
        <table:table-row table:style-name="ro2">
          <table:table-cell/>
          <table:table-cell table:style-name="ce20" office:value-type="string" calcext:value-type="string">
            <text:p>Brownian Motion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224.80187199982" calcext:value-type="float">
            <text:p>224.8</text:p>
          </table:table-cell>
          <table:table-cell table:style-name="ce32" office:value-type="float" office:value="0.279314825346323" calcext:value-type="float">
            <text:p>0.3</text:p>
          </table:table-cell>
          <table:table-cell/>
          <table:table-cell table:formula="of:=[.O30]+0.02" office:value-type="float" office:value="0.46" calcext:value-type="float">
            <text:p>0.46</text:p>
          </table:table-cell>
          <table:table-cell office:value-type="float" office:value="0.009" calcext:value-type="float">
            <text:p>0.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BrownianMotion</text:p>
          </table:table-cell>
          <table:table-cell table:number-columns-repeated="8"/>
          <table:table-cell table:style-name="ce32" office:value-type="float" office:value="79.4681315451937" calcext:value-type="float">
            <text:p>79.5</text:p>
          </table:table-cell>
          <table:table-cell table:style-name="ce32" office:value-type="float" office:value="0.305447091601523" calcext:value-type="float">
            <text:p>0.3</text:p>
          </table:table-cell>
          <table:table-cell/>
          <table:table-cell table:formula="of:=[.O31]+0.02" office:value-type="float" office:value="0.48" calcext:value-type="float">
            <text:p>0.48</text:p>
          </table:table-cell>
          <table:table-cell office:value-type="float" office:value="0.007" calcext:value-type="float">
            <text:p>0.01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59.4652061643741" calcext:value-type="float">
            <text:p>59.5</text:p>
          </table:table-cell>
          <table:table-cell table:style-name="ce32" office:value-type="float" office:value="0.342364115020775" calcext:value-type="float">
            <text:p>0.3</text:p>
          </table:table-cell>
          <table:table-cell/>
          <table:table-cell table:formula="of:=[.O32]+0.02" office:value-type="float" office:value="0.5" calcext:value-type="float">
            <text:p>0.5</text:p>
          </table:table-cell>
          <table:table-cell office:value-type="float" office:value="0.009" calcext:value-type="float">
            <text:p>0.01</text:p>
          </table:table-cell>
          <table:table-cell table:number-columns-repeated="1008"/>
        </table:table-row>
        <table:table-row table:style-name="ro2">
          <table:table-cell/>
          <table:table-cell table:formula="of:=[.B14]" office:value-type="string" office:string-value="timeDiscretization &#10;[9629]" calcext:value-type="string">
            <text:p>timeDiscretization </text:p>
            <text:p>[9629]</text:p>
          </table:table-cell>
          <table:table-cell table:style-name="ce22" office:value-type="string" calcext:value-type="string">
            <text:p>time disc</text:p>
          </table:table-cell>
          <table:table-cell table:style-name="ce22" office:value-type="string" calcext:value-type="string">
            <text:p>object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5.565111189191" calcext:value-type="float">
            <text:p>145.6</text:p>
          </table:table-cell>
          <table:table-cell table:style-name="ce32" office:value-type="float" office:value="0.24584565326711" calcext:value-type="float">
            <text:p>0.2</text:p>
          </table:table-cell>
          <table:table-cell/>
          <table:table-cell table:formula="of:=[.O33]+0.02" office:value-type="float" office:value="0.52" calcext:value-type="float">
            <text:p>0.52</text:p>
          </table:table-cell>
          <table:table-cell office:value-type="float" office:value="0.002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5];[.D35];[.E35])" office:value-type="string" office:string-value="numberOfFactors &#10;[9630]" calcext:value-type="string">
            <text:p>numberOfFactors </text:p>
            <text:p>[9630]</text:p>
          </table:table-cell>
          <table:table-cell table:style-name="ce22" office:value-type="string" calcext:value-type="string">
            <text:p>numberOfFactors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"/>
          <table:table-cell table:style-name="ce32" office:value-type="float" office:value="525.591159985037" calcext:value-type="float">
            <text:p>525.6</text:p>
          </table:table-cell>
          <table:table-cell table:style-name="ce32" office:value-type="float" office:value="0.226331347665508" calcext:value-type="float">
            <text:p>0.2</text:p>
          </table:table-cell>
          <table:table-cell/>
          <table:table-cell table:formula="of:=[.O34]+0.02"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6];[.D36];[.E36])" office:value-type="string" office:string-value="numberOfPaths &#10;[9631]" calcext:value-type="string">
            <text:p>numberOfPaths </text:p>
            <text:p>[9631]</text:p>
          </table:table-cell>
          <table:table-cell table:style-name="ce22" office:value-type="string" calcext:value-type="string">
            <text:p>numberOfPaths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1000" calcext:value-type="float">
            <text:p>1000</text:p>
          </table:table-cell>
          <table:table-cell table:number-columns-repeated="6"/>
          <table:table-cell table:style-name="ce32" office:value-type="float" office:value="41.487212943264" calcext:value-type="float">
            <text:p>41.5</text:p>
          </table:table-cell>
          <table:table-cell table:style-name="ce32" office:value-type="float" office:value="0.263689489299638" calcext:value-type="float">
            <text:p>0.3</text:p>
          </table:table-cell>
          <table:table-cell/>
          <table:table-cell table:formula="of:=[.O35]+0.02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7];[.D37];[.E37])" office:value-type="string" office:string-value="seed &#10;[9632]" calcext:value-type="string">
            <text:p>seed </text:p>
            <text:p>[9632]</text:p>
          </table:table-cell>
          <table:table-cell table:style-name="ce22" office:value-type="string" calcext:value-type="string">
            <text:p>seed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3131" calcext:value-type="float">
            <text:p>3131</text:p>
          </table:table-cell>
          <table:table-cell table:number-columns-repeated="6"/>
          <table:table-cell table:style-name="ce32" office:value-type="float" office:value="196.228661496827" calcext:value-type="float">
            <text:p>196.2</text:p>
          </table:table-cell>
          <table:table-cell table:style-name="ce32" office:value-type="float" office:value="0.29402329528782" calcext:value-type="float">
            <text:p>0.3</text:p>
          </table:table-cell>
          <table:table-cell/>
          <table:table-cell table:formula="of:=[.O36]+0.02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144.561844722059" calcext:value-type="float">
            <text:p>144.6</text:p>
          </table:table-cell>
          <table:table-cell table:style-name="ce32" office:value-type="float" office:value="0.205195670216724" calcext:value-type="float">
            <text:p>0.2</text:p>
          </table:table-cell>
          <table:table-cell/>
          <table:table-cell table:formula="of:=[.O37]+0.02" office:value-type="float" office:value="0.6" calcext:value-type="float">
            <text:p>0.6</text:p>
          </table:table-cell>
          <table:table-cell office:value-type="float" office:value="0.001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48.2448305665223" calcext:value-type="float">
            <text:p>48.2</text:p>
          </table:table-cell>
          <table:table-cell table:style-name="ce32" office:value-type="float" office:value="0.291679547658529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MAKE([.C40];obLibs&amp;[.C32];[.B34:.B37])" office:value-type="string" office:string-value="brownianMotion &#10;[9633]" calcext:value-type="string">
            <text:p>brownianMotion </text:p>
            <text:p>[9633]</text:p>
          </table:table-cell>
          <table:table-cell table:style-name="ce22" office:value-type="string" calcext:value-type="string">
            <text:p>brownianMotion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60.8771005657287" calcext:value-type="float">
            <text:p>60.9</text:p>
          </table:table-cell>
          <table:table-cell table:style-name="ce32" office:value-type="float" office:value="0.338119864794027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2" table:number-columns-repeated="4"/>
          <table:table-cell table:number-columns-repeated="6"/>
          <table:table-cell table:style-name="ce32" office:value-type="float" office:value="127.519751063524" calcext:value-type="float">
            <text:p>127.5</text:p>
          </table:table-cell>
          <table:table-cell table:style-name="ce32" office:value-type="float" office:value="0.299751691360561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0" office:value-type="string" calcext:value-type="string">
            <text:p>Euler Scheme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276.948046088501" calcext:value-type="float">
            <text:p>276.9</text:p>
          </table:table-cell>
          <table:table-cell table:style-name="ce32" office:value-type="float" office:value="0.282481010469482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process.ProcessEulerScheme</text:p>
          </table:table-cell>
          <table:table-cell table:number-columns-repeated="8"/>
          <table:table-cell table:style-name="ce32" office:value-type="float" office:value="77.4539053144712" calcext:value-type="float">
            <text:p>77.5</text:p>
          </table:table-cell>
          <table:table-cell table:style-name="ce32" office:value-type="float" office:value="0.179729592912484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58.2980743779433" calcext:value-type="float">
            <text:p>58.3</text:p>
          </table:table-cell>
          <table:table-cell table:style-name="ce32" office:value-type="float" office:value="0.251894928186091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formula="of:=[.B40]" office:value-type="string" office:string-value="brownianMotion &#10;[9633]" calcext:value-type="string">
            <text:p>brownianMotion </text:p>
            <text:p>[9633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80.3905464884934" calcext:value-type="float">
            <text:p>80.4</text:p>
          </table:table-cell>
          <table:table-cell table:style-name="ce32" office:value-type="float" office:value="0.28312824596605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7.178609388651" calcext:value-type="float">
            <text:p>197.2</text:p>
          </table:table-cell>
          <table:table-cell table:style-name="ce32" office:value-type="float" office:value="0.34398450045882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671.551052990073" calcext:value-type="float">
            <text:p>671.6</text:p>
          </table:table-cell>
          <table:table-cell table:style-name="ce32" office:value-type="float" office:value="0.267490156293288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SYNC(INFO.OBBA.OBBA.OBMAKE([.C48];obLibs&amp;[.C43];[.B45:.B45]);[.B29])" office:value-type="string" office:string-value="eulerScheme &#10;[9634]" calcext:value-type="string">
            <text:p>eulerScheme </text:p>
            <text:p>[9634]</text:p>
          </table:table-cell>
          <table:table-cell table:style-name="ce22" office:value-type="string" calcext:value-type="string">
            <text:p>eulerScheme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80.0303181016012" calcext:value-type="float">
            <text:p>80.0</text:p>
          </table:table-cell>
          <table:table-cell table:style-name="ce32" office:value-type="float" office:value="0.189601923438814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table:style-name="ce22" table:number-columns-repeated="4"/>
          <table:table-cell table:number-columns-repeated="6"/>
          <table:table-cell table:style-name="ce32" office:value-type="float" office:value="202.030214552299" calcext:value-type="float">
            <text:p>202.0</text:p>
          </table:table-cell>
          <table:table-cell table:style-name="ce32" office:value-type="float" office:value="0.265014939424447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0" office:value-type="string" calcext:value-type="string">
            <text:p>Monte Carlo Simulation of Heston Model with Euler Scheme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129.052090692728" calcext:value-type="float">
            <text:p>129.1</text:p>
          </table:table-cell>
          <table:table-cell table:style-name="ce32" office:value-type="float" office:value="0.212292612685154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AssetModel</text:p>
          </table:table-cell>
          <table:table-cell table:number-columns-repeated="8"/>
          <table:table-cell table:style-name="ce32" office:value-type="float" office:value="64.6411799828746" calcext:value-type="float">
            <text:p>64.6</text:p>
          </table:table-cell>
          <table:table-cell table:style-name="ce32" office:value-type="float" office:value="0.328146862935137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115.779206075353" calcext:value-type="float">
            <text:p>115.8</text:p>
          </table:table-cell>
          <table:table-cell table:style-name="ce32" office:value-type="float" office:value="0.207752302845696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table:formula="of:=[.B29]" office:value-type="string" office:string-value="model &#10;[9625]" calcext:value-type="string">
            <text:p>model </text:p>
            <text:p>[9625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181.527000605312" calcext:value-type="float">
            <text:p>181.5</text:p>
          </table:table-cell>
          <table:table-cell table:style-name="ce32" office:value-type="float" office:value="0.319508303347441" calcext:value-type="float">
            <text:p>0.3</text:p>
          </table:table-cell>
          <table:table-cell table:number-columns-repeated="1011"/>
        </table:table-row>
        <table:table-row table:style-name="ro2">
          <table:table-cell/>
          <table:table-cell table:formula="of:=[.B48]" office:value-type="string" office:string-value="eulerScheme &#10;[9634]" calcext:value-type="string">
            <text:p>eulerScheme </text:p>
            <text:p>[9634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125.697294501392" calcext:value-type="float">
            <text:p>125.7</text:p>
          </table:table-cell>
          <table:table-cell table:style-name="ce32" office:value-type="float" office:value="0.3036915744681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3754865605938" calcext:value-type="float">
            <text:p>92.4</text:p>
          </table:table-cell>
          <table:table-cell table:style-name="ce32" office:value-type="float" office:value="0.228414023519666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90.088743352982" calcext:value-type="float">
            <text:p>90.1</text:p>
          </table:table-cell>
          <table:table-cell table:style-name="ce32" office:value-type="float" office:value="0.190326956475494" calcext:value-type="float">
            <text:p>0.2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MAKE([.C57];obLibs&amp;[.C51];[.B53:.B54])" office:value-type="string" office:string-value="simulation &#10;[9635]" calcext:value-type="string">
            <text:p>simulation </text:p>
            <text:p>[9635]</text:p>
          </table:table-cell>
          <table:table-cell table:style-name="ce22" office:value-type="string" calcext:value-type="string">
            <text:p>simulation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227.085467711374" calcext:value-type="float">
            <text:p>227.1</text:p>
          </table:table-cell>
          <table:table-cell table:style-name="ce32" office:value-type="float" office:value="0.31335761342114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7.489944854349" calcext:value-type="float">
            <text:p>187.5</text:p>
          </table:table-cell>
          <table:table-cell table:style-name="ce32" office:value-type="float" office:value="0.16763673451363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5598126700473" calcext:value-type="float">
            <text:p>93.6</text:p>
          </table:table-cell>
          <table:table-cell table:style-name="ce32" office:value-type="float" office:value="0.30286200665098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0.043328825544" calcext:value-type="float">
            <text:p>190.0</text:p>
          </table:table-cell>
          <table:table-cell table:style-name="ce32" office:value-type="float" office:value="0.246765091474386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41.702541735345" calcext:value-type="float">
            <text:p>441.7</text:p>
          </table:table-cell>
          <table:table-cell table:style-name="ce32" office:value-type="float" office:value="0.400338766082224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0.9101292873928" calcext:value-type="float">
            <text:p>30.9</text:p>
          </table:table-cell>
          <table:table-cell table:style-name="ce32" office:value-type="float" office:value="0.24633257939794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88.654823754393" calcext:value-type="float">
            <text:p>488.7</text:p>
          </table:table-cell>
          <table:table-cell table:style-name="ce32" office:value-type="float" office:value="0.33110554022440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2.267082656868" calcext:value-type="float">
            <text:p>142.3</text:p>
          </table:table-cell>
          <table:table-cell table:style-name="ce32" office:value-type="float" office:value="0.20960371895414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066249898559" calcext:value-type="float">
            <text:p>100.1</text:p>
          </table:table-cell>
          <table:table-cell table:style-name="ce32" office:value-type="float" office:value="0.33335452465650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2.456460641413" calcext:value-type="float">
            <text:p>172.5</text:p>
          </table:table-cell>
          <table:table-cell table:style-name="ce32" office:value-type="float" office:value="0.378731437240888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7087315762258" calcext:value-type="float">
            <text:p>66.7</text:p>
          </table:table-cell>
          <table:table-cell table:style-name="ce32" office:value-type="float" office:value="0.29041003365802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2.0422378019701" calcext:value-type="float">
            <text:p>72.0</text:p>
          </table:table-cell>
          <table:table-cell table:style-name="ce32" office:value-type="float" office:value="0.26570238729938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4.8257796340611" calcext:value-type="float">
            <text:p>44.8</text:p>
          </table:table-cell>
          <table:table-cell table:style-name="ce32" office:value-type="float" office:value="0.2767274645906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8.813151078146" calcext:value-type="float">
            <text:p>188.8</text:p>
          </table:table-cell>
          <table:table-cell table:style-name="ce32" office:value-type="float" office:value="0.38582806153745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7.4966826287502" calcext:value-type="float">
            <text:p>57.5</text:p>
          </table:table-cell>
          <table:table-cell table:style-name="ce32" office:value-type="float" office:value="0.28213204865163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3.377502300564" calcext:value-type="float">
            <text:p>153.4</text:p>
          </table:table-cell>
          <table:table-cell table:style-name="ce32" office:value-type="float" office:value="0.26551464557097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56.30016484774" calcext:value-type="float">
            <text:p>256.3</text:p>
          </table:table-cell>
          <table:table-cell table:style-name="ce32" office:value-type="float" office:value="0.28873703109007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5.068424920754" calcext:value-type="float">
            <text:p>115.1</text:p>
          </table:table-cell>
          <table:table-cell table:style-name="ce32" office:value-type="float" office:value="0.201700670410585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537043200928" calcext:value-type="float">
            <text:p>129.5</text:p>
          </table:table-cell>
          <table:table-cell table:style-name="ce32" office:value-type="float" office:value="0.21764361756946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2.552959311128" calcext:value-type="float">
            <text:p>122.6</text:p>
          </table:table-cell>
          <table:table-cell table:style-name="ce32" office:value-type="float" office:value="0.32913399919046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4998481631931" calcext:value-type="float">
            <text:p>68.5</text:p>
          </table:table-cell>
          <table:table-cell table:style-name="ce32" office:value-type="float" office:value="0.26332461464788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03.63937308682" calcext:value-type="float">
            <text:p>303.6</text:p>
          </table:table-cell>
          <table:table-cell table:style-name="ce32" office:value-type="float" office:value="0.30982595051091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0403834498165" calcext:value-type="float">
            <text:p>66.0</text:p>
          </table:table-cell>
          <table:table-cell table:style-name="ce32" office:value-type="float" office:value="0.384770104619207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7.4967794784983" calcext:value-type="float">
            <text:p>37.5</text:p>
          </table:table-cell>
          <table:table-cell table:style-name="ce32" office:value-type="float" office:value="0.431297810146153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5.7467252818114" calcext:value-type="float">
            <text:p>55.7</text:p>
          </table:table-cell>
          <table:table-cell table:style-name="ce32" office:value-type="float" office:value="0.20585892853742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4.520985159171" calcext:value-type="float">
            <text:p>104.5</text:p>
          </table:table-cell>
          <table:table-cell table:style-name="ce32" office:value-type="float" office:value="0.461615594087319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6.699700270199" calcext:value-type="float">
            <text:p>136.7</text:p>
          </table:table-cell>
          <table:table-cell table:style-name="ce32" office:value-type="float" office:value="0.30247478743427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502213026863" calcext:value-type="float">
            <text:p>126.5</text:p>
          </table:table-cell>
          <table:table-cell table:style-name="ce32" office:value-type="float" office:value="0.171113284869693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8.3384796023478" calcext:value-type="float">
            <text:p>58.3</text:p>
          </table:table-cell>
          <table:table-cell table:style-name="ce32" office:value-type="float" office:value="0.33512739849950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0.433683335349" calcext:value-type="float">
            <text:p>190.4</text:p>
          </table:table-cell>
          <table:table-cell table:style-name="ce32" office:value-type="float" office:value="0.407116734853906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4.3122498446451" calcext:value-type="float">
            <text:p>54.3</text:p>
          </table:table-cell>
          <table:table-cell table:style-name="ce32" office:value-type="float" office:value="0.2387908718221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7.2583709481445" calcext:value-type="float">
            <text:p>67.3</text:p>
          </table:table-cell>
          <table:table-cell table:style-name="ce32" office:value-type="float" office:value="0.25093357154249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9.878001351162" calcext:value-type="float">
            <text:p>319.9</text:p>
          </table:table-cell>
          <table:table-cell table:style-name="ce32" office:value-type="float" office:value="0.31988036254325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1.363456528929" calcext:value-type="float">
            <text:p>151.4</text:p>
          </table:table-cell>
          <table:table-cell table:style-name="ce32" office:value-type="float" office:value="0.238744546429445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3.314327753444" calcext:value-type="float">
            <text:p>133.3</text:p>
          </table:table-cell>
          <table:table-cell table:style-name="ce32" office:value-type="float" office:value="0.403325449607863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6.550676528999" calcext:value-type="float">
            <text:p>206.6</text:p>
          </table:table-cell>
          <table:table-cell table:style-name="ce32" office:value-type="float" office:value="0.29170143381820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8.8247816231187" calcext:value-type="float">
            <text:p>78.8</text:p>
          </table:table-cell>
          <table:table-cell table:style-name="ce32" office:value-type="float" office:value="0.32132634153530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3.133078482826" calcext:value-type="float">
            <text:p>173.1</text:p>
          </table:table-cell>
          <table:table-cell table:style-name="ce32" office:value-type="float" office:value="0.25929580981186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4.2748296559068" calcext:value-type="float">
            <text:p>84.3</text:p>
          </table:table-cell>
          <table:table-cell table:style-name="ce32" office:value-type="float" office:value="0.31501900835200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34.346522521434" calcext:value-type="float">
            <text:p>234.3</text:p>
          </table:table-cell>
          <table:table-cell table:style-name="ce32" office:value-type="float" office:value="0.26200626313003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9.0136850540185" calcext:value-type="float">
            <text:p>39.0</text:p>
          </table:table-cell>
          <table:table-cell table:style-name="ce32" office:value-type="float" office:value="0.30719468197241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1.1776539743614" calcext:value-type="float">
            <text:p>81.2</text:p>
          </table:table-cell>
          <table:table-cell table:style-name="ce32" office:value-type="float" office:value="0.32935431184433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4.465706874374" calcext:value-type="float">
            <text:p>194.5</text:p>
          </table:table-cell>
          <table:table-cell table:style-name="ce32" office:value-type="float" office:value="0.371684051284191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5.6000172630781" calcext:value-type="float">
            <text:p>65.6</text:p>
          </table:table-cell>
          <table:table-cell table:style-name="ce32" office:value-type="float" office:value="0.394250376019735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5.1520699493941" calcext:value-type="float">
            <text:p>65.2</text:p>
          </table:table-cell>
          <table:table-cell table:style-name="ce32" office:value-type="float" office:value="0.27669073006764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.3400746091968" calcext:value-type="float">
            <text:p>34.3</text:p>
          </table:table-cell>
          <table:table-cell table:style-name="ce32" office:value-type="float" office:value="0.27394161400167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2.806736652919" calcext:value-type="float">
            <text:p>162.8</text:p>
          </table:table-cell>
          <table:table-cell table:style-name="ce32" office:value-type="float" office:value="0.246415080857875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083844181916" calcext:value-type="float">
            <text:p>100.1</text:p>
          </table:table-cell>
          <table:table-cell table:style-name="ce32" office:value-type="float" office:value="0.3349251163568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9.472727290263" calcext:value-type="float">
            <text:p>149.5</text:p>
          </table:table-cell>
          <table:table-cell table:style-name="ce32" office:value-type="float" office:value="0.495989416193233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1587087894664" calcext:value-type="float">
            <text:p>31.2</text:p>
          </table:table-cell>
          <table:table-cell table:style-name="ce32" office:value-type="float" office:value="0.413655222569196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5.68922610642" calcext:value-type="float">
            <text:p>225.7</text:p>
          </table:table-cell>
          <table:table-cell table:style-name="ce32" office:value-type="float" office:value="0.28900125666183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4.6566639641181" calcext:value-type="float">
            <text:p>74.7</text:p>
          </table:table-cell>
          <table:table-cell table:style-name="ce32" office:value-type="float" office:value="0.18197054341268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7.419591131729" calcext:value-type="float">
            <text:p>177.4</text:p>
          </table:table-cell>
          <table:table-cell table:style-name="ce32" office:value-type="float" office:value="0.21231355004937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3.104360276364" calcext:value-type="float">
            <text:p>63.1</text:p>
          </table:table-cell>
          <table:table-cell table:style-name="ce32" office:value-type="float" office:value="0.32699961098977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3.6482353674828" calcext:value-type="float">
            <text:p>53.6</text:p>
          </table:table-cell>
          <table:table-cell table:style-name="ce32" office:value-type="float" office:value="0.37800635805163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5.368008240758" calcext:value-type="float">
            <text:p>125.4</text:p>
          </table:table-cell>
          <table:table-cell table:style-name="ce32" office:value-type="float" office:value="0.34969832981204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8.806162253056" calcext:value-type="float">
            <text:p>188.8</text:p>
          </table:table-cell>
          <table:table-cell table:style-name="ce32" office:value-type="float" office:value="0.33077674766773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5821491141323" calcext:value-type="float">
            <text:p>68.6</text:p>
          </table:table-cell>
          <table:table-cell table:style-name="ce32" office:value-type="float" office:value="0.157567890990183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0.844813822365" calcext:value-type="float">
            <text:p>170.8</text:p>
          </table:table-cell>
          <table:table-cell table:style-name="ce32" office:value-type="float" office:value="0.2575444984085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4.6559472125739" calcext:value-type="float">
            <text:p>44.7</text:p>
          </table:table-cell>
          <table:table-cell table:style-name="ce32" office:value-type="float" office:value="0.27166958274913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1.4822418464969" calcext:value-type="float">
            <text:p>71.5</text:p>
          </table:table-cell>
          <table:table-cell table:style-name="ce32" office:value-type="float" office:value="0.25368772144399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7191743488196" calcext:value-type="float">
            <text:p>66.7</text:p>
          </table:table-cell>
          <table:table-cell table:style-name="ce32" office:value-type="float" office:value="0.25774839534298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7.5302877680244" calcext:value-type="float">
            <text:p>77.5</text:p>
          </table:table-cell>
          <table:table-cell table:style-name="ce32" office:value-type="float" office:value="0.21292205944379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903078083538" calcext:value-type="float">
            <text:p>131.9</text:p>
          </table:table-cell>
          <table:table-cell table:style-name="ce32" office:value-type="float" office:value="0.262647441010646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5.5663825242546" calcext:value-type="float">
            <text:p>85.6</text:p>
          </table:table-cell>
          <table:table-cell table:style-name="ce32" office:value-type="float" office:value="0.23544046153360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9197049195629" calcext:value-type="float">
            <text:p>80.9</text:p>
          </table:table-cell>
          <table:table-cell table:style-name="ce32" office:value-type="float" office:value="0.31919641605100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5.3768614474369" calcext:value-type="float">
            <text:p>75.4</text:p>
          </table:table-cell>
          <table:table-cell table:style-name="ce32" office:value-type="float" office:value="0.24911102865083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4.6197280493326" calcext:value-type="float">
            <text:p>64.6</text:p>
          </table:table-cell>
          <table:table-cell table:style-name="ce32" office:value-type="float" office:value="0.20451765135106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3.635075494923" calcext:value-type="float">
            <text:p>153.6</text:p>
          </table:table-cell>
          <table:table-cell table:style-name="ce32" office:value-type="float" office:value="0.214033464834956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3.619765620607" calcext:value-type="float">
            <text:p>123.6</text:p>
          </table:table-cell>
          <table:table-cell table:style-name="ce32" office:value-type="float" office:value="0.21515184160596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5.371340537493" calcext:value-type="float">
            <text:p>265.4</text:p>
          </table:table-cell>
          <table:table-cell table:style-name="ce32" office:value-type="float" office:value="0.2699583386396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41.797133965692" calcext:value-type="float">
            <text:p>241.8</text:p>
          </table:table-cell>
          <table:table-cell table:style-name="ce32" office:value-type="float" office:value="0.2606744920826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9.804170093449" calcext:value-type="float">
            <text:p>159.8</text:p>
          </table:table-cell>
          <table:table-cell table:style-name="ce32" office:value-type="float" office:value="0.28335558467143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0.116410812869" calcext:value-type="float">
            <text:p>200.1</text:p>
          </table:table-cell>
          <table:table-cell table:style-name="ce32" office:value-type="float" office:value="0.22666686262003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4.963817616284" calcext:value-type="float">
            <text:p>135.0</text:p>
          </table:table-cell>
          <table:table-cell table:style-name="ce32" office:value-type="float" office:value="0.18632794365649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8.4174705026012" calcext:value-type="float">
            <text:p>88.4</text:p>
          </table:table-cell>
          <table:table-cell table:style-name="ce32" office:value-type="float" office:value="0.27349265067166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9.5936686962982" calcext:value-type="float">
            <text:p>79.6</text:p>
          </table:table-cell>
          <table:table-cell table:style-name="ce32" office:value-type="float" office:value="0.199461364946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3.254994966853" calcext:value-type="float">
            <text:p>193.3</text:p>
          </table:table-cell>
          <table:table-cell table:style-name="ce32" office:value-type="float" office:value="0.448544890219223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3.750949128429" calcext:value-type="float">
            <text:p>113.8</text:p>
          </table:table-cell>
          <table:table-cell table:style-name="ce32" office:value-type="float" office:value="0.25762767949186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77.398906679388" calcext:value-type="float">
            <text:p>477.4</text:p>
          </table:table-cell>
          <table:table-cell table:style-name="ce32" office:value-type="float" office:value="0.34302643487248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0.139113682455" calcext:value-type="float">
            <text:p>120.1</text:p>
          </table:table-cell>
          <table:table-cell table:style-name="ce32" office:value-type="float" office:value="0.29424325274474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2.749905415623" calcext:value-type="float">
            <text:p>192.7</text:p>
          </table:table-cell>
          <table:table-cell table:style-name="ce32" office:value-type="float" office:value="0.20951531543404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486103220219" calcext:value-type="float">
            <text:p>129.5</text:p>
          </table:table-cell>
          <table:table-cell table:style-name="ce32" office:value-type="float" office:value="0.31290517107123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5139466889252" calcext:value-type="float">
            <text:p>93.5</text:p>
          </table:table-cell>
          <table:table-cell table:style-name="ce32" office:value-type="float" office:value="0.26857841606102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924798775043" calcext:value-type="float">
            <text:p>126.9</text:p>
          </table:table-cell>
          <table:table-cell table:style-name="ce32" office:value-type="float" office:value="0.229742602094863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558868290611" calcext:value-type="float">
            <text:p>126.6</text:p>
          </table:table-cell>
          <table:table-cell table:style-name="ce32" office:value-type="float" office:value="0.173828554917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3.6302021007413" calcext:value-type="float">
            <text:p>43.6</text:p>
          </table:table-cell>
          <table:table-cell table:style-name="ce32" office:value-type="float" office:value="0.34395689667508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608444811137" calcext:value-type="float">
            <text:p>116.6</text:p>
          </table:table-cell>
          <table:table-cell table:style-name="ce32" office:value-type="float" office:value="0.23001055800644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6.234441406593" calcext:value-type="float">
            <text:p>136.2</text:p>
          </table:table-cell>
          <table:table-cell table:style-name="ce32" office:value-type="float" office:value="0.42118523578298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9.933592340247" calcext:value-type="float">
            <text:p>109.9</text:p>
          </table:table-cell>
          <table:table-cell table:style-name="ce32" office:value-type="float" office:value="0.35582672954466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1.904116508995" calcext:value-type="float">
            <text:p>161.9</text:p>
          </table:table-cell>
          <table:table-cell table:style-name="ce32" office:value-type="float" office:value="0.22532328090681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0.469674670599" calcext:value-type="float">
            <text:p>110.5</text:p>
          </table:table-cell>
          <table:table-cell table:style-name="ce32" office:value-type="float" office:value="0.26980248140040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437750286988" calcext:value-type="float">
            <text:p>116.4</text:p>
          </table:table-cell>
          <table:table-cell table:style-name="ce32" office:value-type="float" office:value="0.31539566295564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2.968879427691" calcext:value-type="float">
            <text:p>263.0</text:p>
          </table:table-cell>
          <table:table-cell table:style-name="ce32" office:value-type="float" office:value="0.18912184748677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2.978857743763" calcext:value-type="float">
            <text:p>103.0</text:p>
          </table:table-cell>
          <table:table-cell table:style-name="ce32" office:value-type="float" office:value="0.29470032067330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9.497647339348" calcext:value-type="float">
            <text:p>109.5</text:p>
          </table:table-cell>
          <table:table-cell table:style-name="ce32" office:value-type="float" office:value="0.358976181804587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2.9346631127517" calcext:value-type="float">
            <text:p>42.9</text:p>
          </table:table-cell>
          <table:table-cell table:style-name="ce32" office:value-type="float" office:value="0.28985293301852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5.099801859348" calcext:value-type="float">
            <text:p>185.1</text:p>
          </table:table-cell>
          <table:table-cell table:style-name="ce32" office:value-type="float" office:value="0.34484017920531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7.712061291982" calcext:value-type="float">
            <text:p>127.7</text:p>
          </table:table-cell>
          <table:table-cell table:style-name="ce32" office:value-type="float" office:value="0.28487467479902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1.995053322987" calcext:value-type="float">
            <text:p>142.0</text:p>
          </table:table-cell>
          <table:table-cell table:style-name="ce32" office:value-type="float" office:value="0.200633594895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1.074165658906" calcext:value-type="float">
            <text:p>161.1</text:p>
          </table:table-cell>
          <table:table-cell table:style-name="ce32" office:value-type="float" office:value="0.2074517155234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1.3953719020775" calcext:value-type="float">
            <text:p>81.4</text:p>
          </table:table-cell>
          <table:table-cell table:style-name="ce32" office:value-type="float" office:value="0.28753680936278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20.899721398761" calcext:value-type="float">
            <text:p>420.9</text:p>
          </table:table-cell>
          <table:table-cell table:style-name="ce32" office:value-type="float" office:value="0.3038532296723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0.9598716938296" calcext:value-type="float">
            <text:p>61.0</text:p>
          </table:table-cell>
          <table:table-cell table:style-name="ce32" office:value-type="float" office:value="0.29341237378552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1207264656197" calcext:value-type="float">
            <text:p>31.1</text:p>
          </table:table-cell>
          <table:table-cell table:style-name="ce32" office:value-type="float" office:value="0.46363956840538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2.152097946174" calcext:value-type="float">
            <text:p>342.2</text:p>
          </table:table-cell>
          <table:table-cell table:style-name="ce32" office:value-type="float" office:value="0.31536682266408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51.249261297744" calcext:value-type="float">
            <text:p>451.2</text:p>
          </table:table-cell>
          <table:table-cell table:style-name="ce32" office:value-type="float" office:value="0.33839378481726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3.360123977482" calcext:value-type="float">
            <text:p>143.4</text:p>
          </table:table-cell>
          <table:table-cell table:style-name="ce32" office:value-type="float" office:value="0.377478844779629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0.9221303942059" calcext:value-type="float">
            <text:p>60.9</text:p>
          </table:table-cell>
          <table:table-cell table:style-name="ce32" office:value-type="float" office:value="0.371739427090344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6.19088382219" calcext:value-type="float">
            <text:p>226.2</text:p>
          </table:table-cell>
          <table:table-cell table:style-name="ce32" office:value-type="float" office:value="0.20110213920474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599580060264" calcext:value-type="float">
            <text:p>116.6</text:p>
          </table:table-cell>
          <table:table-cell table:style-name="ce32" office:value-type="float" office:value="0.15941667107034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236702775584" calcext:value-type="float">
            <text:p>131.2</text:p>
          </table:table-cell>
          <table:table-cell table:style-name="ce32" office:value-type="float" office:value="0.25513116873153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7586503596612" calcext:value-type="float">
            <text:p>68.8</text:p>
          </table:table-cell>
          <table:table-cell table:style-name="ce32" office:value-type="float" office:value="0.33815218400533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0.24319952353" calcext:value-type="float">
            <text:p>120.2</text:p>
          </table:table-cell>
          <table:table-cell table:style-name="ce32" office:value-type="float" office:value="0.27936742879595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7.570651671439" calcext:value-type="float">
            <text:p>107.6</text:p>
          </table:table-cell>
          <table:table-cell table:style-name="ce32" office:value-type="float" office:value="0.19999494667424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4.02725973575" calcext:value-type="float">
            <text:p>114.0</text:p>
          </table:table-cell>
          <table:table-cell table:style-name="ce32" office:value-type="float" office:value="0.24786252246015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5.596029934567" calcext:value-type="float">
            <text:p>185.6</text:p>
          </table:table-cell>
          <table:table-cell table:style-name="ce32" office:value-type="float" office:value="0.25708414022820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80.996535770047" calcext:value-type="float">
            <text:p>281.0</text:p>
          </table:table-cell>
          <table:table-cell table:style-name="ce32" office:value-type="float" office:value="0.25858746122615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944328110544" calcext:value-type="float">
            <text:p>116.9</text:p>
          </table:table-cell>
          <table:table-cell table:style-name="ce32" office:value-type="float" office:value="0.475615316154198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1.7837760919858" calcext:value-type="float">
            <text:p>91.8</text:p>
          </table:table-cell>
          <table:table-cell table:style-name="ce32" office:value-type="float" office:value="0.33546996152152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1128420093613" calcext:value-type="float">
            <text:p>93.1</text:p>
          </table:table-cell>
          <table:table-cell table:style-name="ce32" office:value-type="float" office:value="0.34800543332064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6.78314465792" calcext:value-type="float">
            <text:p>226.8</text:p>
          </table:table-cell>
          <table:table-cell table:style-name="ce32" office:value-type="float" office:value="0.23404116526488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9.5353133171602" calcext:value-type="float">
            <text:p>79.5</text:p>
          </table:table-cell>
          <table:table-cell table:style-name="ce32" office:value-type="float" office:value="0.246811516735445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8375135314661" calcext:value-type="float">
            <text:p>69.8</text:p>
          </table:table-cell>
          <table:table-cell table:style-name="ce32" office:value-type="float" office:value="0.38131217019444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0.7303524663008" calcext:value-type="float">
            <text:p>50.7</text:p>
          </table:table-cell>
          <table:table-cell table:style-name="ce32" office:value-type="float" office:value="0.30104262548793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0.075619599425" calcext:value-type="float">
            <text:p>170.1</text:p>
          </table:table-cell>
          <table:table-cell table:style-name="ce32" office:value-type="float" office:value="0.2963651508083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3.313140754364" calcext:value-type="float">
            <text:p>103.3</text:p>
          </table:table-cell>
          <table:table-cell table:style-name="ce32" office:value-type="float" office:value="0.21929730146961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0.222388319925" calcext:value-type="float">
            <text:p>110.2</text:p>
          </table:table-cell>
          <table:table-cell table:style-name="ce32" office:value-type="float" office:value="0.354036639510706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5.135980274344" calcext:value-type="float">
            <text:p>125.1</text:p>
          </table:table-cell>
          <table:table-cell table:style-name="ce32" office:value-type="float" office:value="0.28818380730052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6.977610862576" calcext:value-type="float">
            <text:p>97.0</text:p>
          </table:table-cell>
          <table:table-cell table:style-name="ce32" office:value-type="float" office:value="0.31147227014691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449999441254" calcext:value-type="float">
            <text:p>100.4</text:p>
          </table:table-cell>
          <table:table-cell table:style-name="ce32" office:value-type="float" office:value="0.28044936342050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5.311109094859" calcext:value-type="float">
            <text:p>125.3</text:p>
          </table:table-cell>
          <table:table-cell table:style-name="ce32" office:value-type="float" office:value="0.27119109819183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431979995443" calcext:value-type="float">
            <text:p>131.4</text:p>
          </table:table-cell>
          <table:table-cell table:style-name="ce32" office:value-type="float" office:value="0.27115058238230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2.2464865529553" calcext:value-type="float">
            <text:p>32.2</text:p>
          </table:table-cell>
          <table:table-cell table:style-name="ce32" office:value-type="float" office:value="0.34397791656219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2.580006006851" calcext:value-type="float">
            <text:p>262.6</text:p>
          </table:table-cell>
          <table:table-cell table:style-name="ce32" office:value-type="float" office:value="0.397990716301237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5.739053036401" calcext:value-type="float">
            <text:p>115.7</text:p>
          </table:table-cell>
          <table:table-cell table:style-name="ce32" office:value-type="float" office:value="0.33655749984468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46.985672605575" calcext:value-type="float">
            <text:p>247.0</text:p>
          </table:table-cell>
          <table:table-cell table:style-name="ce32" office:value-type="float" office:value="0.32585762004503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9.483675573372" calcext:value-type="float">
            <text:p>159.5</text:p>
          </table:table-cell>
          <table:table-cell table:style-name="ce32" office:value-type="float" office:value="0.225017320317738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1.353674874314" calcext:value-type="float">
            <text:p>171.4</text:p>
          </table:table-cell>
          <table:table-cell table:style-name="ce32" office:value-type="float" office:value="0.20742272722898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2.4042950945531" calcext:value-type="float">
            <text:p>82.4</text:p>
          </table:table-cell>
          <table:table-cell table:style-name="ce32" office:value-type="float" office:value="0.26487935505513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0.869664800643" calcext:value-type="float">
            <text:p>130.9</text:p>
          </table:table-cell>
          <table:table-cell table:style-name="ce32" office:value-type="float" office:value="0.265383645106929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8.945743299271" calcext:value-type="float">
            <text:p>138.9</text:p>
          </table:table-cell>
          <table:table-cell table:style-name="ce32" office:value-type="float" office:value="0.2545508146097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9.386697980194" calcext:value-type="float">
            <text:p>209.4</text:p>
          </table:table-cell>
          <table:table-cell table:style-name="ce32" office:value-type="float" office:value="0.351179094782285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7819103876094" calcext:value-type="float">
            <text:p>93.8</text:p>
          </table:table-cell>
          <table:table-cell table:style-name="ce32" office:value-type="float" office:value="0.25486048402477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8.737970473866" calcext:value-type="float">
            <text:p>148.7</text:p>
          </table:table-cell>
          <table:table-cell table:style-name="ce32" office:value-type="float" office:value="0.28396178696517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1.9134346264086" calcext:value-type="float">
            <text:p>51.9</text:p>
          </table:table-cell>
          <table:table-cell table:style-name="ce32" office:value-type="float" office:value="0.392480626630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7.57722913857" calcext:value-type="float">
            <text:p>127.6</text:p>
          </table:table-cell>
          <table:table-cell table:style-name="ce32" office:value-type="float" office:value="0.16664346793625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3976013860774" calcext:value-type="float">
            <text:p>68.4</text:p>
          </table:table-cell>
          <table:table-cell table:style-name="ce32" office:value-type="float" office:value="0.245691596957694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3.8600220471776" calcext:value-type="float">
            <text:p>63.9</text:p>
          </table:table-cell>
          <table:table-cell table:style-name="ce32" office:value-type="float" office:value="0.445079300931485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5997858189598" calcext:value-type="float">
            <text:p>66.6</text:p>
          </table:table-cell>
          <table:table-cell table:style-name="ce32" office:value-type="float" office:value="0.26513841383556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9.1503208974842" calcext:value-type="float">
            <text:p>29.2</text:p>
          </table:table-cell>
          <table:table-cell table:style-name="ce32" office:value-type="float" office:value="0.33755002967233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99.960860122075" calcext:value-type="float">
            <text:p>400.0</text:p>
          </table:table-cell>
          <table:table-cell table:style-name="ce32" office:value-type="float" office:value="0.30754942332009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2.053670333652" calcext:value-type="float">
            <text:p>132.1</text:p>
          </table:table-cell>
          <table:table-cell table:style-name="ce32" office:value-type="float" office:value="0.23267500356537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9.6861164360033" calcext:value-type="float">
            <text:p>59.7</text:p>
          </table:table-cell>
          <table:table-cell table:style-name="ce32" office:value-type="float" office:value="0.30079337198933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9.6449102235791" calcext:value-type="float">
            <text:p>39.6</text:p>
          </table:table-cell>
          <table:table-cell table:style-name="ce32" office:value-type="float" office:value="0.24626096784659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1.031244749804" calcext:value-type="float">
            <text:p>191.0</text:p>
          </table:table-cell>
          <table:table-cell table:style-name="ce32" office:value-type="float" office:value="0.24081838168401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.9762440374432" calcext:value-type="float">
            <text:p>23.0</text:p>
          </table:table-cell>
          <table:table-cell table:style-name="ce32" office:value-type="float" office:value="0.39463987088899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1.6014395606607" calcext:value-type="float">
            <text:p>61.6</text:p>
          </table:table-cell>
          <table:table-cell table:style-name="ce32" office:value-type="float" office:value="0.380283334388181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4349667624823" calcext:value-type="float">
            <text:p>92.4</text:p>
          </table:table-cell>
          <table:table-cell table:style-name="ce32" office:value-type="float" office:value="0.25229930077620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3.186261617364" calcext:value-type="float">
            <text:p>113.2</text:p>
          </table:table-cell>
          <table:table-cell table:style-name="ce32" office:value-type="float" office:value="0.21285866544116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4.6163938243109" calcext:value-type="float">
            <text:p>54.6</text:p>
          </table:table-cell>
          <table:table-cell table:style-name="ce32" office:value-type="float" office:value="0.196719292492688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7.4753240256227" calcext:value-type="float">
            <text:p>57.5</text:p>
          </table:table-cell>
          <table:table-cell table:style-name="ce32" office:value-type="float" office:value="0.20533925294635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2973435852201" calcext:value-type="float">
            <text:p>93.3</text:p>
          </table:table-cell>
          <table:table-cell table:style-name="ce32" office:value-type="float" office:value="0.25747085565494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166822953724" calcext:value-type="float">
            <text:p>129.2</text:p>
          </table:table-cell>
          <table:table-cell table:style-name="ce32" office:value-type="float" office:value="0.24811115910678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0.083948667204" calcext:value-type="float">
            <text:p>110.1</text:p>
          </table:table-cell>
          <table:table-cell table:style-name="ce32" office:value-type="float" office:value="0.30706459966003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4.179869386006" calcext:value-type="float">
            <text:p>154.2</text:p>
          </table:table-cell>
          <table:table-cell table:style-name="ce32" office:value-type="float" office:value="0.28799364759324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9.972193934815" calcext:value-type="float">
            <text:p>120.0</text:p>
          </table:table-cell>
          <table:table-cell table:style-name="ce32" office:value-type="float" office:value="0.225770419820158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64.487581519938" calcext:value-type="float">
            <text:p>364.5</text:p>
          </table:table-cell>
          <table:table-cell table:style-name="ce32" office:value-type="float" office:value="0.337354120616538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34.271494274401" calcext:value-type="float">
            <text:p>234.3</text:p>
          </table:table-cell>
          <table:table-cell table:style-name="ce32" office:value-type="float" office:value="0.28191067190741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0.533526461949" calcext:value-type="float">
            <text:p>340.5</text:p>
          </table:table-cell>
          <table:table-cell table:style-name="ce32" office:value-type="float" office:value="0.28886204124755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8.5778294789271" calcext:value-type="float">
            <text:p>98.6</text:p>
          </table:table-cell>
          <table:table-cell table:style-name="ce32" office:value-type="float" office:value="0.223318282132352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5.4995347925402" calcext:value-type="float">
            <text:p>55.5</text:p>
          </table:table-cell>
          <table:table-cell table:style-name="ce32" office:value-type="float" office:value="0.40032431210496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0.7979291991557" calcext:value-type="float">
            <text:p>60.8</text:p>
          </table:table-cell>
          <table:table-cell table:style-name="ce32" office:value-type="float" office:value="0.2365924549451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7.5614872376819" calcext:value-type="float">
            <text:p>77.6</text:p>
          </table:table-cell>
          <table:table-cell table:style-name="ce32" office:value-type="float" office:value="0.264951128406061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1.6533845554392" calcext:value-type="float">
            <text:p>91.7</text:p>
          </table:table-cell>
          <table:table-cell table:style-name="ce32" office:value-type="float" office:value="0.34020590284989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4.9599159511526" calcext:value-type="float">
            <text:p>85.0</text:p>
          </table:table-cell>
          <table:table-cell table:style-name="ce32" office:value-type="float" office:value="0.24177385810185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1.033076635671" calcext:value-type="float">
            <text:p>101.0</text:p>
          </table:table-cell>
          <table:table-cell table:style-name="ce32" office:value-type="float" office:value="0.168841365282631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1.9586530080526" calcext:value-type="float">
            <text:p>72.0</text:p>
          </table:table-cell>
          <table:table-cell table:style-name="ce32" office:value-type="float" office:value="0.25472566221922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9089993864973" calcext:value-type="float">
            <text:p>80.9</text:p>
          </table:table-cell>
          <table:table-cell table:style-name="ce32" office:value-type="float" office:value="0.33298543825571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1.322963195214" calcext:value-type="float">
            <text:p>101.3</text:p>
          </table:table-cell>
          <table:table-cell table:style-name="ce32" office:value-type="float" office:value="0.31791486268771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7.2632725998299" calcext:value-type="float">
            <text:p>77.3</text:p>
          </table:table-cell>
          <table:table-cell table:style-name="ce32" office:value-type="float" office:value="0.24311006302928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5.5596168907683" calcext:value-type="float">
            <text:p>85.6</text:p>
          </table:table-cell>
          <table:table-cell table:style-name="ce32" office:value-type="float" office:value="0.289030045781372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6.263234732821" calcext:value-type="float">
            <text:p>186.3</text:p>
          </table:table-cell>
          <table:table-cell table:style-name="ce32" office:value-type="float" office:value="0.26755136655440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.9709238640789" calcext:value-type="float">
            <text:p>35.0</text:p>
          </table:table-cell>
          <table:table-cell table:style-name="ce32" office:value-type="float" office:value="0.384486711610622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4.5233523056868" calcext:value-type="float">
            <text:p>74.5</text:p>
          </table:table-cell>
          <table:table-cell table:style-name="ce32" office:value-type="float" office:value="0.409188751111038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.1333952919424" calcext:value-type="float">
            <text:p>20.1</text:p>
          </table:table-cell>
          <table:table-cell table:style-name="ce32" office:value-type="float" office:value="0.376361304591949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7.190988510506" calcext:value-type="float">
            <text:p>147.2</text:p>
          </table:table-cell>
          <table:table-cell table:style-name="ce32" office:value-type="float" office:value="0.20172534168553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5.4961139924247" calcext:value-type="float">
            <text:p>25.5</text:p>
          </table:table-cell>
          <table:table-cell table:style-name="ce32" office:value-type="float" office:value="0.350339061338959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2128542393188" calcext:value-type="float">
            <text:p>69.2</text:p>
          </table:table-cell>
          <table:table-cell table:style-name="ce32" office:value-type="float" office:value="0.379091063415243" calcext:value-type="float">
            <text:p>0.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7.781926922618" calcext:value-type="float">
            <text:p>117.8</text:p>
          </table:table-cell>
          <table:table-cell table:style-name="ce32" office:value-type="float" office:value="0.18213538059941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9.236794171893" calcext:value-type="float">
            <text:p>139.2</text:p>
          </table:table-cell>
          <table:table-cell table:style-name="ce32" office:value-type="float" office:value="0.242258202966569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2.3606839416158" calcext:value-type="float">
            <text:p>62.4</text:p>
          </table:table-cell>
          <table:table-cell table:style-name="ce32" office:value-type="float" office:value="0.264679423444604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31.026191562181" calcext:value-type="float">
            <text:p>331.0</text:p>
          </table:table-cell>
          <table:table-cell table:style-name="ce32" office:value-type="float" office:value="0.315675823397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2738605630167" calcext:value-type="float">
            <text:p>69.3</text:p>
          </table:table-cell>
          <table:table-cell table:style-name="ce32" office:value-type="float" office:value="0.267229992312205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7532382964806" calcext:value-type="float">
            <text:p>31.8</text:p>
          </table:table-cell>
          <table:table-cell table:style-name="ce32" office:value-type="float" office:value="0.25103524315630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7.8327158602739" calcext:value-type="float">
            <text:p>77.8</text:p>
          </table:table-cell>
          <table:table-cell table:style-name="ce32" office:value-type="float" office:value="0.155207853704367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1.721582060726" calcext:value-type="float">
            <text:p>111.7</text:p>
          </table:table-cell>
          <table:table-cell table:style-name="ce32" office:value-type="float" office:value="0.125758831737841" calcext:value-type="float">
            <text:p>0.1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9371646444242" calcext:value-type="float">
            <text:p>92.9</text:p>
          </table:table-cell>
          <table:table-cell table:style-name="ce32" office:value-type="float" office:value="0.195224750100558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97.366331468314" calcext:value-type="float">
            <text:p>297.4</text:p>
          </table:table-cell>
          <table:table-cell table:style-name="ce32" office:value-type="float" office:value="0.318759252438983" calcext:value-type="float">
            <text:p>0.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9.8933402277067" calcext:value-type="float">
            <text:p>79.9</text:p>
          </table:table-cell>
          <table:table-cell table:style-name="ce32" office:value-type="float" office:value="0.189878780456628" calcext:value-type="float">
            <text:p>0.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8.379679060248" calcext:value-type="float">
            <text:p>118.4</text:p>
          </table:table-cell>
          <table:table-cell table:style-name="ce32" office:value-type="float" office:value="0.291019949757111" calcext:value-type="float">
            <text:p>0.3</text:p>
          </table:table-cell>
          <table:table-cell table:number-columns-repeated="1011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 </number:text>
      <number:number number:decimal-places="0" loext:min-decimal-places="0" number:min-integer-digits="1" number:grouping="true"/>
    </number:number-style>
    <number:number-style style:name="N139">
      <number:text>-€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loext:min-decimal-places="2" number:min-integer-digits="1" number:grouping="true"/>
    </number:number-style>
    <number:number-style style:name="N142">
      <number:text>-€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€</number:text>
    </number:number-style>
    <number:number-style style:name="N16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€</number:text>
    </number:number-style>
    <number:number-style style:name="N16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loext:min-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loext:min-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82">
      <number:minutes number:style="long"/>
      <number:text>:</number:text>
      <number:seconds number:style="long" number:decimal-places="1"/>
    </number:time-style>
    <number:number-style style:name="N184P0" style:volatile="true">
      <number:text>WAHR</number:text>
    </number:number-style>
    <number:number-style style:name="N184P1" style:volatile="true">
      <number:text>WAHR</number:text>
    </number:number-style>
    <number:number-style style:name="N184">
      <number:text>FALSCH</number:text>
      <style:map style:condition="value()&gt;0" style:apply-style-name="N184P0"/>
      <style:map style:condition="value()&lt;0" style:apply-style-name="N184P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5" loext:min-decimal-places="5" number:min-integer-digits="1"/>
      <number:text>%</number:text>
    </number:percentage-style>
    <number:number-style style:name="N19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91">
      <number:number number:decimal-places="4" loext:min-decimal-places="4" number:min-integer-digits="1"/>
      <number:text>%</number:text>
    </number:percentage-style>
    <number:currency-style style:name="N19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9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93P0"/>
    </number:currency-style>
    <number:number-style style:name="N195P0" style:volatile="true">
      <number:number number:decimal-places="0" loext:min-decimal-places="0" number:min-integer-digits="1" number:grouping="true"/>
      <number:text> DM</number:text>
    </number:number-style>
    <number:number-style style:name="N19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5P0"/>
    </number:number-style>
    <number:number-style style:name="N196P0" style:volatile="true">
      <number:number number:decimal-places="0" loext:min-decimal-places="0" number:min-integer-digits="1" number:grouping="true"/>
      <number:text> DM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6P0"/>
    </number:number-style>
    <number:number-style style:name="N198P0" style:volatile="true">
      <number:number number:decimal-places="2" loext:min-decimal-places="2" number:min-integer-digits="1" number:grouping="true"/>
      <number:text> DM</number:text>
    </number:number-style>
    <number:number-style style:name="N19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9P0"/>
    </number:number-style>
    <number:number-style style:name="N203P0" style:volatile="true">
      <number:number number:decimal-places="0" loext:min-decimal-places="0" number:min-integer-digits="1" number:grouping="true"/>
      <number:text> DM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03P2" style:volatile="true">
      <number:text> - DM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loext:min-decimal-places="0" number:min-integer-digits="1" number:grouping="true"/>
      <number:text>   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7P2" style:volatile="true">
      <number:text> -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DM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1P2" style:volatile="true">
      <number:text> -</number:text>
      <number:number number:decimal-places="0" loext:min-decimal-places="0" number:min-integer-digits="0"/>
      <number:text>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loext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15P2" style:volatile="true">
      <number:text> -</number:text>
      <number:number number:decimal-places="0" loext:min-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9" loext:min-decimal-places="9" number:min-integer-digits="1"/>
    </number:number-style>
    <number:number-style style:name="N217">
      <number:number number:decimal-places="8" loext:min-decimal-places="8" number:min-integer-digits="1"/>
    </number:number-style>
    <number:number-style style:name="N218">
      <number:number number:decimal-places="7" loext:min-decimal-places="7" number:min-integer-digits="1"/>
    </number:number-style>
    <number:number-style style:name="N219">
      <number:number number:decimal-places="6" loext:min-decimal-places="6" number:min-integer-digits="1"/>
    </number:number-style>
    <number:percentage-style style:name="N220">
      <number:number number:decimal-places="15" loext:min-decimal-places="15" number:min-integer-digits="1"/>
      <number:text>%</number:text>
    </number:percentage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7:26:14.91376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6T17:27:09.423068000</dc:date>
    <meta:generator>LibreOffice/5.0.6.3$MacOSX_X86_64 LibreOffice_project/490fc03b25318460cfc54456516ea2519c11d1aa</meta:generator>
    <meta:editing-duration>P2DT12H4M34S</meta:editing-duration>
    <meta:editing-cycles>52</meta:editing-cycles>
    <meta:document-statistic meta:table-count="2" meta:cell-count="7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9">
      <number:number number:decimal-places="1" loext:min-decimal-places="1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9">
      <style:chart-properties chart:display-label="true" chart:logarithmic="false" chart:minimum="0" chart:maximum="3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inimum="0" chart:maximum="0.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59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5" loext:regression-period="50" loext:regression-extrapolate-forward="0" loext:regression-extrapolate-backward="0" loext:regression-force-intercept="false" loext:regression-intercept-value="0" chart:regression-type="polynomial"/>
      <style:graphic-properties svg:stroke-width="0.1cm" svg:stroke-color="#c5000b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1.926cm" svg:y="0.295cm" chart:style-name="ch2">
          <text:p>sqrt(integral V(t) dt) over S(T)</text:p>
        </chart:title>
        <chart:legend chart:legend-position="bottom" svg:x="1.245cm" svg:y="7.222cm" style:legend-expansion="wide" chart:style-name="ch3"/>
        <chart:plot-area chart:style-name="ch4" table:cell-range-address="MonteCarloBlackScholes.L8:MonteCarloBlackScholes.M257" svg:x="1.21cm" svg:y="1.24cm" svg:width="8.591cm" svg:height="4.842cm">
          <chartooo:coordinate-region svg:x="1.946cm" svg:y="1.437cm" svg:width="7.415cm" svg:height="4.002cm"/>
          <chart:axis chart:dimension="x" chart:name="primary-x" chart:style-name="ch5">
            <chart:title svg:x="5.136cm" svg:y="6.243cm" chart:style-name="ch6">
              <text:p>S(T)</text:p>
            </chart:title>
          </chart:axis>
          <chart:axis chart:dimension="y" chart:name="primary-y" chart:style-name="ch7">
            <chart:title svg:x="0.451cm" svg:y="5.115cm" chart:style-name="ch8">
              <text:p>sqrt(integral V(t) dt)</text:p>
            </chart:title>
            <chart:grid chart:style-name="ch9" chart:class="major"/>
          </chart:axis>
          <chart:series chart:style-name="ch10" chart:values-cell-range-address="MonteCarloBlackScholes.M8:MonteCarloBlackScholes.M257" chart:class="chart:scatter">
            <chart:domain table:cell-range-address="MonteCarloBlackScholes.L8:MonteCarloBlackScholes.L257"/>
            <chart:regression-curve chart:style-name="ch11"/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7264354115608">
                <text:p>64.7264354115608</text:p>
                <draw:g>
                  <svg:desc>MonteCarloBlackScholes.L8:MonteCarloBlackScholes.L257</svg:desc>
                </draw:g>
              </table:table-cell>
              <table:table-cell office:value-type="float" office:value="0.354204857791593">
                <text:p>0.354204857791593</text:p>
                <draw:g>
                  <svg:desc>MonteCarloBlackScholes.M8:MonteCarloBlackScholes.M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.564998419866">
                <text:p>148.564998419866</text:p>
              </table:table-cell>
              <table:table-cell office:value-type="float" office:value="0.210725490398074">
                <text:p>0.210725490398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569432983678">
                <text:p>124.569432983678</text:p>
              </table:table-cell>
              <table:table-cell office:value-type="float" office:value="0.301498433615523">
                <text:p>0.301498433615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.738697426803">
                <text:p>205.738697426803</text:p>
              </table:table-cell>
              <table:table-cell office:value-type="float" office:value="0.329014759300009">
                <text:p>0.3290147593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029546861442">
                <text:p>107.029546861442</text:p>
              </table:table-cell>
              <table:table-cell office:value-type="float" office:value="0.307579115607921">
                <text:p>0.307579115607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.998322685345">
                <text:p>265.998322685345</text:p>
              </table:table-cell>
              <table:table-cell office:value-type="float" office:value="0.319653635339345">
                <text:p>0.319653635339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464828514044">
                <text:p>81.464828514044</text:p>
              </table:table-cell>
              <table:table-cell office:value-type="float" office:value="0.41897931703104">
                <text:p>0.4189793170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6543381115931">
                <text:p>92.6543381115931</text:p>
              </table:table-cell>
              <table:table-cell office:value-type="float" office:value="0.226500573963323">
                <text:p>0.226500573963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500392414948">
                <text:p>115.500392414948</text:p>
              </table:table-cell>
              <table:table-cell office:value-type="float" office:value="0.28269665165613">
                <text:p>0.28269665165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.978307345336">
                <text:p>120.978307345336</text:p>
              </table:table-cell>
              <table:table-cell office:value-type="float" office:value="0.457477544534085">
                <text:p>0.45747754453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929413777672">
                <text:p>127.929413777672</text:p>
              </table:table-cell>
              <table:table-cell office:value-type="float" office:value="0.26572000338382">
                <text:p>0.26572000338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.825553396014">
                <text:p>144.825553396014</text:p>
              </table:table-cell>
              <table:table-cell office:value-type="float" office:value="0.304317751021633">
                <text:p>0.304317751021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25239778475">
                <text:p>140.25239778475</text:p>
              </table:table-cell>
              <table:table-cell office:value-type="float" office:value="0.159150254366212">
                <text:p>0.15915025436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6754067214074">
                <text:p>95.6754067214074</text:p>
              </table:table-cell>
              <table:table-cell office:value-type="float" office:value="0.366278648369917">
                <text:p>0.366278648369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6348717288494">
                <text:p>94.6348717288494</text:p>
              </table:table-cell>
              <table:table-cell office:value-type="float" office:value="0.249789770432972">
                <text:p>0.249789770432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7721283957807">
                <text:p>95.7721283957807</text:p>
              </table:table-cell>
              <table:table-cell office:value-type="float" office:value="0.348674021188659">
                <text:p>0.348674021188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0980110095104">
                <text:p>62.0980110095104</text:p>
              </table:table-cell>
              <table:table-cell office:value-type="float" office:value="0.295951258370242">
                <text:p>0.295951258370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6934497839002">
                <text:p>63.6934497839002</text:p>
              </table:table-cell>
              <table:table-cell office:value-type="float" office:value="0.378458643848458">
                <text:p>0.378458643848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953782876499">
                <text:p>42.6953782876499</text:p>
              </table:table-cell>
              <table:table-cell office:value-type="float" office:value="0.310669294727175">
                <text:p>0.31066929472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0200539236759">
                <text:p>99.0200539236759</text:p>
              </table:table-cell>
              <table:table-cell office:value-type="float" office:value="0.238406531534796">
                <text:p>0.238406531534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.723372159754">
                <text:p>229.723372159754</text:p>
              </table:table-cell>
              <table:table-cell office:value-type="float" office:value="0.336828073464357">
                <text:p>0.336828073464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.122107850529">
                <text:p>184.122107850529</text:p>
              </table:table-cell>
              <table:table-cell office:value-type="float" office:value="0.245845070091664">
                <text:p>0.245845070091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1091591196628">
                <text:p>68.1091591196628</text:p>
              </table:table-cell>
              <table:table-cell office:value-type="float" office:value="0.317229793455154">
                <text:p>0.317229793455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.80187199982">
                <text:p>224.80187199982</text:p>
              </table:table-cell>
              <table:table-cell office:value-type="float" office:value="0.279314825346323">
                <text:p>0.279314825346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4681315451937">
                <text:p>79.4681315451937</text:p>
              </table:table-cell>
              <table:table-cell office:value-type="float" office:value="0.305447091601523">
                <text:p>0.305447091601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4652061643741">
                <text:p>59.4652061643741</text:p>
              </table:table-cell>
              <table:table-cell office:value-type="float" office:value="0.342364115020775">
                <text:p>0.342364115020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.565111189191">
                <text:p>145.565111189191</text:p>
              </table:table-cell>
              <table:table-cell office:value-type="float" office:value="0.24584565326711">
                <text:p>0.24584565326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.591159985037">
                <text:p>525.591159985037</text:p>
              </table:table-cell>
              <table:table-cell office:value-type="float" office:value="0.226331347665508">
                <text:p>0.226331347665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487212943264">
                <text:p>41.487212943264</text:p>
              </table:table-cell>
              <table:table-cell office:value-type="float" office:value="0.263689489299638">
                <text:p>0.263689489299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.228661496827">
                <text:p>196.228661496827</text:p>
              </table:table-cell>
              <table:table-cell office:value-type="float" office:value="0.29402329528782">
                <text:p>0.294023295287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.561844722059">
                <text:p>144.561844722059</text:p>
              </table:table-cell>
              <table:table-cell office:value-type="float" office:value="0.205195670216724">
                <text:p>0.20519567021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2448305665223">
                <text:p>48.2448305665223</text:p>
              </table:table-cell>
              <table:table-cell office:value-type="float" office:value="0.291679547658529">
                <text:p>0.291679547658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8771005657287">
                <text:p>60.8771005657287</text:p>
              </table:table-cell>
              <table:table-cell office:value-type="float" office:value="0.338119864794027">
                <text:p>0.3381198647940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519751063524">
                <text:p>127.519751063524</text:p>
              </table:table-cell>
              <table:table-cell office:value-type="float" office:value="0.299751691360561">
                <text:p>0.299751691360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.948046088501">
                <text:p>276.948046088501</text:p>
              </table:table-cell>
              <table:table-cell office:value-type="float" office:value="0.282481010469482">
                <text:p>0.282481010469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4539053144712">
                <text:p>77.4539053144712</text:p>
              </table:table-cell>
              <table:table-cell office:value-type="float" office:value="0.179729592912484">
                <text:p>0.1797295929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2980743779433">
                <text:p>58.2980743779433</text:p>
              </table:table-cell>
              <table:table-cell office:value-type="float" office:value="0.251894928186091">
                <text:p>0.251894928186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.3905464884934">
                <text:p>80.3905464884934</text:p>
              </table:table-cell>
              <table:table-cell office:value-type="float" office:value="0.283128245966056">
                <text:p>0.283128245966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.178609388651">
                <text:p>197.178609388651</text:p>
              </table:table-cell>
              <table:table-cell office:value-type="float" office:value="0.34398450045882">
                <text:p>0.34398450045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1.551052990073">
                <text:p>671.551052990073</text:p>
              </table:table-cell>
              <table:table-cell office:value-type="float" office:value="0.267490156293288">
                <text:p>0.267490156293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0303181016012">
                <text:p>80.0303181016012</text:p>
              </table:table-cell>
              <table:table-cell office:value-type="float" office:value="0.189601923438814">
                <text:p>0.189601923438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.030214552299">
                <text:p>202.030214552299</text:p>
              </table:table-cell>
              <table:table-cell office:value-type="float" office:value="0.265014939424447">
                <text:p>0.265014939424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52090692728">
                <text:p>129.052090692728</text:p>
              </table:table-cell>
              <table:table-cell office:value-type="float" office:value="0.212292612685154">
                <text:p>0.212292612685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.6411799828746">
                <text:p>64.6411799828746</text:p>
              </table:table-cell>
              <table:table-cell office:value-type="float" office:value="0.328146862935137">
                <text:p>0.328146862935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779206075353">
                <text:p>115.779206075353</text:p>
              </table:table-cell>
              <table:table-cell office:value-type="float" office:value="0.207752302845696">
                <text:p>0.207752302845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.527000605312">
                <text:p>181.527000605312</text:p>
              </table:table-cell>
              <table:table-cell office:value-type="float" office:value="0.319508303347441">
                <text:p>0.319508303347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697294501392">
                <text:p>125.697294501392</text:p>
              </table:table-cell>
              <table:table-cell office:value-type="float" office:value="0.30369157446816">
                <text:p>0.30369157446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754865605938">
                <text:p>92.3754865605938</text:p>
              </table:table-cell>
              <table:table-cell office:value-type="float" office:value="0.228414023519666">
                <text:p>0.228414023519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088743352982">
                <text:p>90.088743352982</text:p>
              </table:table-cell>
              <table:table-cell office:value-type="float" office:value="0.190326956475494">
                <text:p>0.190326956475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7.085467711374">
                <text:p>227.085467711374</text:p>
              </table:table-cell>
              <table:table-cell office:value-type="float" office:value="0.313357613421142">
                <text:p>0.313357613421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.489944854349">
                <text:p>187.489944854349</text:p>
              </table:table-cell>
              <table:table-cell office:value-type="float" office:value="0.167636734513637">
                <text:p>0.167636734513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.5598126700473">
                <text:p>93.5598126700473</text:p>
              </table:table-cell>
              <table:table-cell office:value-type="float" office:value="0.302862006650986">
                <text:p>0.302862006650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.043328825544">
                <text:p>190.043328825544</text:p>
              </table:table-cell>
              <table:table-cell office:value-type="float" office:value="0.246765091474386">
                <text:p>0.246765091474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.702541735345">
                <text:p>441.702541735345</text:p>
              </table:table-cell>
              <table:table-cell office:value-type="float" office:value="0.400338766082224">
                <text:p>0.400338766082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9101292873928">
                <text:p>30.9101292873928</text:p>
              </table:table-cell>
              <table:table-cell office:value-type="float" office:value="0.246332579397949">
                <text:p>0.24633257939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8.654823754393">
                <text:p>488.654823754393</text:p>
              </table:table-cell>
              <table:table-cell office:value-type="float" office:value="0.331105540224408">
                <text:p>0.331105540224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.267082656868">
                <text:p>142.267082656868</text:p>
              </table:table-cell>
              <table:table-cell office:value-type="float" office:value="0.209603718954142">
                <text:p>0.209603718954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.066249898559">
                <text:p>100.066249898559</text:p>
              </table:table-cell>
              <table:table-cell office:value-type="float" office:value="0.333354524656508">
                <text:p>0.333354524656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2.456460641413">
                <text:p>172.456460641413</text:p>
              </table:table-cell>
              <table:table-cell office:value-type="float" office:value="0.378731437240888">
                <text:p>0.378731437240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7087315762258">
                <text:p>66.7087315762258</text:p>
              </table:table-cell>
              <table:table-cell office:value-type="float" office:value="0.290410033658023">
                <text:p>0.290410033658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0422378019701">
                <text:p>72.0422378019701</text:p>
              </table:table-cell>
              <table:table-cell office:value-type="float" office:value="0.265702387299383">
                <text:p>0.265702387299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257796340611">
                <text:p>44.8257796340611</text:p>
              </table:table-cell>
              <table:table-cell office:value-type="float" office:value="0.27672746459069">
                <text:p>0.276727464590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8.813151078146">
                <text:p>188.813151078146</text:p>
              </table:table-cell>
              <table:table-cell office:value-type="float" office:value="0.385828061537452">
                <text:p>0.385828061537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4966826287502">
                <text:p>57.4966826287502</text:p>
              </table:table-cell>
              <table:table-cell office:value-type="float" office:value="0.282132048651633">
                <text:p>0.282132048651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.377502300564">
                <text:p>153.377502300564</text:p>
              </table:table-cell>
              <table:table-cell office:value-type="float" office:value="0.265514645570973">
                <text:p>0.2655146455709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.30016484774">
                <text:p>256.30016484774</text:p>
              </table:table-cell>
              <table:table-cell office:value-type="float" office:value="0.288737031090077">
                <text:p>0.288737031090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068424920754">
                <text:p>115.068424920754</text:p>
              </table:table-cell>
              <table:table-cell office:value-type="float" office:value="0.201700670410585">
                <text:p>0.201700670410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.537043200928">
                <text:p>129.537043200928</text:p>
              </table:table-cell>
              <table:table-cell office:value-type="float" office:value="0.217643617569462">
                <text:p>0.217643617569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2.552959311128">
                <text:p>122.552959311128</text:p>
              </table:table-cell>
              <table:table-cell office:value-type="float" office:value="0.329133999190463">
                <text:p>0.329133999190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4998481631931">
                <text:p>68.4998481631931</text:p>
              </table:table-cell>
              <table:table-cell office:value-type="float" office:value="0.263324614647881">
                <text:p>0.2633246146478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.63937308682">
                <text:p>303.63937308682</text:p>
              </table:table-cell>
              <table:table-cell office:value-type="float" office:value="0.309825950510912">
                <text:p>0.309825950510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0403834498165">
                <text:p>66.0403834498165</text:p>
              </table:table-cell>
              <table:table-cell office:value-type="float" office:value="0.384770104619207">
                <text:p>0.384770104619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4967794784983">
                <text:p>37.4967794784983</text:p>
              </table:table-cell>
              <table:table-cell office:value-type="float" office:value="0.431297810146153">
                <text:p>0.431297810146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7467252818114">
                <text:p>55.7467252818114</text:p>
              </table:table-cell>
              <table:table-cell office:value-type="float" office:value="0.205858928537422">
                <text:p>0.205858928537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520985159171">
                <text:p>104.520985159171</text:p>
              </table:table-cell>
              <table:table-cell office:value-type="float" office:value="0.461615594087319">
                <text:p>0.461615594087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6.699700270199">
                <text:p>136.699700270199</text:p>
              </table:table-cell>
              <table:table-cell office:value-type="float" office:value="0.302474787434271">
                <text:p>0.302474787434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.502213026863">
                <text:p>126.502213026863</text:p>
              </table:table-cell>
              <table:table-cell office:value-type="float" office:value="0.171113284869693">
                <text:p>0.171113284869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3384796023478">
                <text:p>58.3384796023478</text:p>
              </table:table-cell>
              <table:table-cell office:value-type="float" office:value="0.335127398499505">
                <text:p>0.335127398499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.433683335349">
                <text:p>190.433683335349</text:p>
              </table:table-cell>
              <table:table-cell office:value-type="float" office:value="0.407116734853906">
                <text:p>0.407116734853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3122498446451">
                <text:p>54.3122498446451</text:p>
              </table:table-cell>
              <table:table-cell office:value-type="float" office:value="0.23879087182212">
                <text:p>0.23879087182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.2583709481445">
                <text:p>67.2583709481445</text:p>
              </table:table-cell>
              <table:table-cell office:value-type="float" office:value="0.250933571542495">
                <text:p>0.250933571542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9.878001351162">
                <text:p>319.878001351162</text:p>
              </table:table-cell>
              <table:table-cell office:value-type="float" office:value="0.319880362543256">
                <text:p>0.319880362543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.363456528929">
                <text:p>151.363456528929</text:p>
              </table:table-cell>
              <table:table-cell office:value-type="float" office:value="0.238744546429445">
                <text:p>0.238744546429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314327753444">
                <text:p>133.314327753444</text:p>
              </table:table-cell>
              <table:table-cell office:value-type="float" office:value="0.403325449607863">
                <text:p>0.403325449607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550676528999">
                <text:p>206.550676528999</text:p>
              </table:table-cell>
              <table:table-cell office:value-type="float" office:value="0.291701433818209">
                <text:p>0.291701433818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8247816231187">
                <text:p>78.8247816231187</text:p>
              </table:table-cell>
              <table:table-cell office:value-type="float" office:value="0.321326341535303">
                <text:p>0.321326341535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.133078482826">
                <text:p>173.133078482826</text:p>
              </table:table-cell>
              <table:table-cell office:value-type="float" office:value="0.259295809811866">
                <text:p>0.259295809811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.2748296559068">
                <text:p>84.2748296559068</text:p>
              </table:table-cell>
              <table:table-cell office:value-type="float" office:value="0.315019008352007">
                <text:p>0.315019008352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.346522521434">
                <text:p>234.346522521434</text:p>
              </table:table-cell>
              <table:table-cell office:value-type="float" office:value="0.262006263130033">
                <text:p>0.26200626313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0136850540185">
                <text:p>39.0136850540185</text:p>
              </table:table-cell>
              <table:table-cell office:value-type="float" office:value="0.307194681972416">
                <text:p>0.307194681972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.1776539743614">
                <text:p>81.1776539743614</text:p>
              </table:table-cell>
              <table:table-cell office:value-type="float" office:value="0.329354311844338">
                <text:p>0.3293543118443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.465706874374">
                <text:p>194.465706874374</text:p>
              </table:table-cell>
              <table:table-cell office:value-type="float" office:value="0.371684051284191">
                <text:p>0.3716840512841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6000172630781">
                <text:p>65.6000172630781</text:p>
              </table:table-cell>
              <table:table-cell office:value-type="float" office:value="0.394250376019735">
                <text:p>0.394250376019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.1520699493941">
                <text:p>65.1520699493941</text:p>
              </table:table-cell>
              <table:table-cell office:value-type="float" office:value="0.276690730067641">
                <text:p>0.276690730067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00746091968">
                <text:p>34.3400746091968</text:p>
              </table:table-cell>
              <table:table-cell office:value-type="float" office:value="0.273941614001672">
                <text:p>0.2739416140016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.806736652919">
                <text:p>162.806736652919</text:p>
              </table:table-cell>
              <table:table-cell office:value-type="float" office:value="0.246415080857875">
                <text:p>0.246415080857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083844181916">
                <text:p>100.083844181916</text:p>
              </table:table-cell>
              <table:table-cell office:value-type="float" office:value="0.33492511635689">
                <text:p>0.33492511635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.472727290263">
                <text:p>149.472727290263</text:p>
              </table:table-cell>
              <table:table-cell office:value-type="float" office:value="0.495989416193233">
                <text:p>0.495989416193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1587087894664">
                <text:p>31.1587087894664</text:p>
              </table:table-cell>
              <table:table-cell office:value-type="float" office:value="0.413655222569196">
                <text:p>0.413655222569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.68922610642">
                <text:p>225.68922610642</text:p>
              </table:table-cell>
              <table:table-cell office:value-type="float" office:value="0.289001256661836">
                <text:p>0.289001256661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.6566639641181">
                <text:p>74.6566639641181</text:p>
              </table:table-cell>
              <table:table-cell office:value-type="float" office:value="0.181970543412681">
                <text:p>0.181970543412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7.419591131729">
                <text:p>177.419591131729</text:p>
              </table:table-cell>
              <table:table-cell office:value-type="float" office:value="0.212313550049377">
                <text:p>0.212313550049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104360276364">
                <text:p>63.104360276364</text:p>
              </table:table-cell>
              <table:table-cell office:value-type="float" office:value="0.326999610989777">
                <text:p>0.326999610989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6482353674828">
                <text:p>53.6482353674828</text:p>
              </table:table-cell>
              <table:table-cell office:value-type="float" office:value="0.37800635805163">
                <text:p>0.378006358051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.368008240758">
                <text:p>125.368008240758</text:p>
              </table:table-cell>
              <table:table-cell office:value-type="float" office:value="0.349698329812042">
                <text:p>0.3496983298120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.806162253056">
                <text:p>188.806162253056</text:p>
              </table:table-cell>
              <table:table-cell office:value-type="float" office:value="0.330776747667735">
                <text:p>0.330776747667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.5821491141323">
                <text:p>68.5821491141323</text:p>
              </table:table-cell>
              <table:table-cell office:value-type="float" office:value="0.157567890990183">
                <text:p>0.157567890990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.844813822365">
                <text:p>170.844813822365</text:p>
              </table:table-cell>
              <table:table-cell office:value-type="float" office:value="0.25754449840855">
                <text:p>0.2575444984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6559472125739">
                <text:p>44.6559472125739</text:p>
              </table:table-cell>
              <table:table-cell office:value-type="float" office:value="0.271669582749133">
                <text:p>0.271669582749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4822418464969">
                <text:p>71.4822418464969</text:p>
              </table:table-cell>
              <table:table-cell office:value-type="float" office:value="0.253687721443994">
                <text:p>0.2536877214439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.7191743488196">
                <text:p>66.7191743488196</text:p>
              </table:table-cell>
              <table:table-cell office:value-type="float" office:value="0.257748395342987">
                <text:p>0.2577483953429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5302877680244">
                <text:p>77.5302877680244</text:p>
              </table:table-cell>
              <table:table-cell office:value-type="float" office:value="0.212922059443797">
                <text:p>0.212922059443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.903078083538">
                <text:p>131.903078083538</text:p>
              </table:table-cell>
              <table:table-cell office:value-type="float" office:value="0.262647441010646">
                <text:p>0.262647441010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5663825242546">
                <text:p>85.5663825242546</text:p>
              </table:table-cell>
              <table:table-cell office:value-type="float" office:value="0.235440461533604">
                <text:p>0.235440461533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.9197049195629">
                <text:p>80.9197049195629</text:p>
              </table:table-cell>
              <table:table-cell office:value-type="float" office:value="0.319196416051003">
                <text:p>0.319196416051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.3768614474369">
                <text:p>75.3768614474369</text:p>
              </table:table-cell>
              <table:table-cell office:value-type="float" office:value="0.24911102865083">
                <text:p>0.24911102865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6197280493326">
                <text:p>64.6197280493326</text:p>
              </table:table-cell>
              <table:table-cell office:value-type="float" office:value="0.204517651351061">
                <text:p>0.204517651351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.635075494923">
                <text:p>153.635075494923</text:p>
              </table:table-cell>
              <table:table-cell office:value-type="float" office:value="0.214033464834956">
                <text:p>0.214033464834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619765620607">
                <text:p>123.619765620607</text:p>
              </table:table-cell>
              <table:table-cell office:value-type="float" office:value="0.215151841605964">
                <text:p>0.215151841605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5.371340537493">
                <text:p>265.371340537493</text:p>
              </table:table-cell>
              <table:table-cell office:value-type="float" office:value="0.26995833863963">
                <text:p>0.26995833863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.797133965692">
                <text:p>241.797133965692</text:p>
              </table:table-cell>
              <table:table-cell office:value-type="float" office:value="0.26067449208268">
                <text:p>0.26067449208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9.804170093449">
                <text:p>159.804170093449</text:p>
              </table:table-cell>
              <table:table-cell office:value-type="float" office:value="0.283355584671434">
                <text:p>0.283355584671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.116410812869">
                <text:p>200.116410812869</text:p>
              </table:table-cell>
              <table:table-cell office:value-type="float" office:value="0.226666862620032">
                <text:p>0.226666862620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.963817616284">
                <text:p>134.963817616284</text:p>
              </table:table-cell>
              <table:table-cell office:value-type="float" office:value="0.186327943656497">
                <text:p>0.186327943656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4174705026012">
                <text:p>88.4174705026012</text:p>
              </table:table-cell>
              <table:table-cell office:value-type="float" office:value="0.273492650671668">
                <text:p>0.273492650671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5936686962982">
                <text:p>79.5936686962982</text:p>
              </table:table-cell>
              <table:table-cell office:value-type="float" office:value="0.199461364946">
                <text:p>0.199461364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.254994966853">
                <text:p>193.254994966853</text:p>
              </table:table-cell>
              <table:table-cell office:value-type="float" office:value="0.448544890219223">
                <text:p>0.448544890219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750949128429">
                <text:p>113.750949128429</text:p>
              </table:table-cell>
              <table:table-cell office:value-type="float" office:value="0.257627679491867">
                <text:p>0.25762767949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7.398906679388">
                <text:p>477.398906679388</text:p>
              </table:table-cell>
              <table:table-cell office:value-type="float" office:value="0.343026434872488">
                <text:p>0.3430264348724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.139113682455">
                <text:p>120.139113682455</text:p>
              </table:table-cell>
              <table:table-cell office:value-type="float" office:value="0.294243252744745">
                <text:p>0.2942432527447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2.749905415623">
                <text:p>192.749905415623</text:p>
              </table:table-cell>
              <table:table-cell office:value-type="float" office:value="0.209515315434044">
                <text:p>0.209515315434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.486103220219">
                <text:p>129.486103220219</text:p>
              </table:table-cell>
              <table:table-cell office:value-type="float" office:value="0.312905171071239">
                <text:p>0.312905171071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5139466889252">
                <text:p>93.5139466889252</text:p>
              </table:table-cell>
              <table:table-cell office:value-type="float" office:value="0.268578416061028">
                <text:p>0.268578416061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.924798775043">
                <text:p>126.924798775043</text:p>
              </table:table-cell>
              <table:table-cell office:value-type="float" office:value="0.229742602094863">
                <text:p>0.229742602094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.558868290611">
                <text:p>126.558868290611</text:p>
              </table:table-cell>
              <table:table-cell office:value-type="float" office:value="0.1738285549179">
                <text:p>0.1738285549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6302021007413">
                <text:p>43.6302021007413</text:p>
              </table:table-cell>
              <table:table-cell office:value-type="float" office:value="0.343956896675084">
                <text:p>0.343956896675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6.608444811137">
                <text:p>116.608444811137</text:p>
              </table:table-cell>
              <table:table-cell office:value-type="float" office:value="0.230010558006442">
                <text:p>0.230010558006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234441406593">
                <text:p>136.234441406593</text:p>
              </table:table-cell>
              <table:table-cell office:value-type="float" office:value="0.42118523578298">
                <text:p>0.42118523578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.933592340247">
                <text:p>109.933592340247</text:p>
              </table:table-cell>
              <table:table-cell office:value-type="float" office:value="0.355826729544662">
                <text:p>0.3558267295446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1.904116508995">
                <text:p>161.904116508995</text:p>
              </table:table-cell>
              <table:table-cell office:value-type="float" office:value="0.225323280906812">
                <text:p>0.2253232809068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0.469674670599">
                <text:p>110.469674670599</text:p>
              </table:table-cell>
              <table:table-cell office:value-type="float" office:value="0.269802481400404">
                <text:p>0.2698024814004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.437750286988">
                <text:p>116.437750286988</text:p>
              </table:table-cell>
              <table:table-cell office:value-type="float" office:value="0.315395662955649">
                <text:p>0.3153956629556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2.968879427691">
                <text:p>262.968879427691</text:p>
              </table:table-cell>
              <table:table-cell office:value-type="float" office:value="0.189121847486779">
                <text:p>0.189121847486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.978857743763">
                <text:p>102.978857743763</text:p>
              </table:table-cell>
              <table:table-cell office:value-type="float" office:value="0.294700320673308">
                <text:p>0.294700320673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.497647339348">
                <text:p>109.497647339348</text:p>
              </table:table-cell>
              <table:table-cell office:value-type="float" office:value="0.358976181804587">
                <text:p>0.358976181804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9346631127517">
                <text:p>42.9346631127517</text:p>
              </table:table-cell>
              <table:table-cell office:value-type="float" office:value="0.289852933018524">
                <text:p>0.2898529330185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.099801859348">
                <text:p>185.099801859348</text:p>
              </table:table-cell>
              <table:table-cell office:value-type="float" office:value="0.344840179205311">
                <text:p>0.3448401792053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.712061291982">
                <text:p>127.712061291982</text:p>
              </table:table-cell>
              <table:table-cell office:value-type="float" office:value="0.284874674799027">
                <text:p>0.284874674799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.995053322987">
                <text:p>141.995053322987</text:p>
              </table:table-cell>
              <table:table-cell office:value-type="float" office:value="0.2006335948954">
                <text:p>0.20063359489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.074165658906">
                <text:p>161.074165658906</text:p>
              </table:table-cell>
              <table:table-cell office:value-type="float" office:value="0.20745171552341">
                <text:p>0.20745171552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.3953719020775">
                <text:p>81.3953719020775</text:p>
              </table:table-cell>
              <table:table-cell office:value-type="float" office:value="0.287536809362783">
                <text:p>0.287536809362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0.899721398761">
                <text:p>420.899721398761</text:p>
              </table:table-cell>
              <table:table-cell office:value-type="float" office:value="0.30385322967234">
                <text:p>0.303853229672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9598716938296">
                <text:p>60.9598716938296</text:p>
              </table:table-cell>
              <table:table-cell office:value-type="float" office:value="0.293412373785528">
                <text:p>0.2934123737855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1207264656197">
                <text:p>31.1207264656197</text:p>
              </table:table-cell>
              <table:table-cell office:value-type="float" office:value="0.46363956840538">
                <text:p>0.463639568405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2.152097946174">
                <text:p>342.152097946174</text:p>
              </table:table-cell>
              <table:table-cell office:value-type="float" office:value="0.315366822664085">
                <text:p>0.3153668226640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1.249261297744">
                <text:p>451.249261297744</text:p>
              </table:table-cell>
              <table:table-cell office:value-type="float" office:value="0.338393784817268">
                <text:p>0.3383937848172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.360123977482">
                <text:p>143.360123977482</text:p>
              </table:table-cell>
              <table:table-cell office:value-type="float" office:value="0.377478844779629">
                <text:p>0.3774788447796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.9221303942059">
                <text:p>60.9221303942059</text:p>
              </table:table-cell>
              <table:table-cell office:value-type="float" office:value="0.371739427090344">
                <text:p>0.371739427090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.19088382219">
                <text:p>226.19088382219</text:p>
              </table:table-cell>
              <table:table-cell office:value-type="float" office:value="0.201102139204744">
                <text:p>0.2011021392047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599580060264">
                <text:p>116.599580060264</text:p>
              </table:table-cell>
              <table:table-cell office:value-type="float" office:value="0.159416671070349">
                <text:p>0.159416671070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1.236702775584">
                <text:p>131.236702775584</text:p>
              </table:table-cell>
              <table:table-cell office:value-type="float" office:value="0.255131168731537">
                <text:p>0.255131168731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7586503596612">
                <text:p>68.7586503596612</text:p>
              </table:table-cell>
              <table:table-cell office:value-type="float" office:value="0.338152184005333">
                <text:p>0.338152184005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.24319952353">
                <text:p>120.24319952353</text:p>
              </table:table-cell>
              <table:table-cell office:value-type="float" office:value="0.279367428795954">
                <text:p>0.2793674287959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.570651671439">
                <text:p>107.570651671439</text:p>
              </table:table-cell>
              <table:table-cell office:value-type="float" office:value="0.199994946674247">
                <text:p>0.199994946674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4.02725973575">
                <text:p>114.02725973575</text:p>
              </table:table-cell>
              <table:table-cell office:value-type="float" office:value="0.247862522460151">
                <text:p>0.247862522460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.596029934567">
                <text:p>185.596029934567</text:p>
              </table:table-cell>
              <table:table-cell office:value-type="float" office:value="0.257084140228209">
                <text:p>0.25708414022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996535770047">
                <text:p>280.996535770047</text:p>
              </table:table-cell>
              <table:table-cell office:value-type="float" office:value="0.258587461226151">
                <text:p>0.258587461226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.944328110544">
                <text:p>116.944328110544</text:p>
              </table:table-cell>
              <table:table-cell office:value-type="float" office:value="0.475615316154198">
                <text:p>0.475615316154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.7837760919858">
                <text:p>91.7837760919858</text:p>
              </table:table-cell>
              <table:table-cell office:value-type="float" office:value="0.335469961521523">
                <text:p>0.3354699615215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1128420093613">
                <text:p>93.1128420093613</text:p>
              </table:table-cell>
              <table:table-cell office:value-type="float" office:value="0.348005433320645">
                <text:p>0.348005433320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6.78314465792">
                <text:p>226.78314465792</text:p>
              </table:table-cell>
              <table:table-cell office:value-type="float" office:value="0.234041165264889">
                <text:p>0.234041165264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5353133171602">
                <text:p>79.5353133171602</text:p>
              </table:table-cell>
              <table:table-cell office:value-type="float" office:value="0.246811516735445">
                <text:p>0.2468115167354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.8375135314661">
                <text:p>69.8375135314661</text:p>
              </table:table-cell>
              <table:table-cell office:value-type="float" office:value="0.38131217019444">
                <text:p>0.38131217019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7303524663008">
                <text:p>50.7303524663008</text:p>
              </table:table-cell>
              <table:table-cell office:value-type="float" office:value="0.301042625487939">
                <text:p>0.3010426254879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.075619599425">
                <text:p>170.075619599425</text:p>
              </table:table-cell>
              <table:table-cell office:value-type="float" office:value="0.29636515080837">
                <text:p>0.296365150808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.313140754364">
                <text:p>103.313140754364</text:p>
              </table:table-cell>
              <table:table-cell office:value-type="float" office:value="0.219297301469619">
                <text:p>0.219297301469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222388319925">
                <text:p>110.222388319925</text:p>
              </table:table-cell>
              <table:table-cell office:value-type="float" office:value="0.354036639510706">
                <text:p>0.3540366395107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135980274344">
                <text:p>125.135980274344</text:p>
              </table:table-cell>
              <table:table-cell office:value-type="float" office:value="0.288183807300525">
                <text:p>0.288183807300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977610862576">
                <text:p>96.977610862576</text:p>
              </table:table-cell>
              <table:table-cell office:value-type="float" office:value="0.311472270146912">
                <text:p>0.311472270146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49999441254">
                <text:p>100.449999441254</text:p>
              </table:table-cell>
              <table:table-cell office:value-type="float" office:value="0.280449363420509">
                <text:p>0.2804493634205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.311109094859">
                <text:p>125.311109094859</text:p>
              </table:table-cell>
              <table:table-cell office:value-type="float" office:value="0.271191098191834">
                <text:p>0.271191098191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1.431979995443">
                <text:p>131.431979995443</text:p>
              </table:table-cell>
              <table:table-cell office:value-type="float" office:value="0.271150582382308">
                <text:p>0.2711505823823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2464865529553">
                <text:p>32.2464865529553</text:p>
              </table:table-cell>
              <table:table-cell office:value-type="float" office:value="0.343977916562199">
                <text:p>0.3439779165621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2.580006006851">
                <text:p>262.580006006851</text:p>
              </table:table-cell>
              <table:table-cell office:value-type="float" office:value="0.397990716301237">
                <text:p>0.397990716301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.739053036401">
                <text:p>115.739053036401</text:p>
              </table:table-cell>
              <table:table-cell office:value-type="float" office:value="0.336557499844687">
                <text:p>0.3365574998446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6.985672605575">
                <text:p>246.985672605575</text:p>
              </table:table-cell>
              <table:table-cell office:value-type="float" office:value="0.325857620045032">
                <text:p>0.3258576200450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9.483675573372">
                <text:p>159.483675573372</text:p>
              </table:table-cell>
              <table:table-cell office:value-type="float" office:value="0.225017320317738">
                <text:p>0.225017320317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1.353674874314">
                <text:p>171.353674874314</text:p>
              </table:table-cell>
              <table:table-cell office:value-type="float" office:value="0.207422727228982">
                <text:p>0.207422727228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2.4042950945531">
                <text:p>82.4042950945531</text:p>
              </table:table-cell>
              <table:table-cell office:value-type="float" office:value="0.264879355055135">
                <text:p>0.264879355055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0.869664800643">
                <text:p>130.869664800643</text:p>
              </table:table-cell>
              <table:table-cell office:value-type="float" office:value="0.265383645106929">
                <text:p>0.265383645106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.945743299271">
                <text:p>138.945743299271</text:p>
              </table:table-cell>
              <table:table-cell office:value-type="float" office:value="0.25455081460973">
                <text:p>0.25455081460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9.386697980194">
                <text:p>209.386697980194</text:p>
              </table:table-cell>
              <table:table-cell office:value-type="float" office:value="0.351179094782285">
                <text:p>0.3511790947822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.7819103876094">
                <text:p>93.7819103876094</text:p>
              </table:table-cell>
              <table:table-cell office:value-type="float" office:value="0.254860484024778">
                <text:p>0.254860484024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.737970473866">
                <text:p>148.737970473866</text:p>
              </table:table-cell>
              <table:table-cell office:value-type="float" office:value="0.283961786965177">
                <text:p>0.2839617869651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.9134346264086">
                <text:p>51.9134346264086</text:p>
              </table:table-cell>
              <table:table-cell office:value-type="float" office:value="0.3924806266302">
                <text:p>0.3924806266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7722913857">
                <text:p>127.57722913857</text:p>
              </table:table-cell>
              <table:table-cell office:value-type="float" office:value="0.166643467936254">
                <text:p>0.166643467936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3976013860774">
                <text:p>68.3976013860774</text:p>
              </table:table-cell>
              <table:table-cell office:value-type="float" office:value="0.245691596957694">
                <text:p>0.245691596957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.8600220471776">
                <text:p>63.8600220471776</text:p>
              </table:table-cell>
              <table:table-cell office:value-type="float" office:value="0.445079300931485">
                <text:p>0.4450793009314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6.5997858189598">
                <text:p>66.5997858189598</text:p>
              </table:table-cell>
              <table:table-cell office:value-type="float" office:value="0.265138413835562">
                <text:p>0.265138413835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1503208974842">
                <text:p>29.1503208974842</text:p>
              </table:table-cell>
              <table:table-cell office:value-type="float" office:value="0.337550029672333">
                <text:p>0.337550029672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.960860122075">
                <text:p>399.960860122075</text:p>
              </table:table-cell>
              <table:table-cell office:value-type="float" office:value="0.307549423320098">
                <text:p>0.307549423320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.053670333652">
                <text:p>132.053670333652</text:p>
              </table:table-cell>
              <table:table-cell office:value-type="float" office:value="0.232675003565379">
                <text:p>0.232675003565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6861164360033">
                <text:p>59.6861164360033</text:p>
              </table:table-cell>
              <table:table-cell office:value-type="float" office:value="0.300793371989335">
                <text:p>0.300793371989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6449102235791">
                <text:p>39.6449102235791</text:p>
              </table:table-cell>
              <table:table-cell office:value-type="float" office:value="0.246260967846591">
                <text:p>0.2462609678465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1.031244749804">
                <text:p>191.031244749804</text:p>
              </table:table-cell>
              <table:table-cell office:value-type="float" office:value="0.240818381684019">
                <text:p>0.240818381684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9762440374432">
                <text:p>22.9762440374432</text:p>
              </table:table-cell>
              <table:table-cell office:value-type="float" office:value="0.394639870888992">
                <text:p>0.394639870888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.6014395606607">
                <text:p>61.6014395606607</text:p>
              </table:table-cell>
              <table:table-cell office:value-type="float" office:value="0.380283334388181">
                <text:p>0.3802833343881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.4349667624823">
                <text:p>92.4349667624823</text:p>
              </table:table-cell>
              <table:table-cell office:value-type="float" office:value="0.252299300776203">
                <text:p>0.2522993007762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.186261617364">
                <text:p>113.186261617364</text:p>
              </table:table-cell>
              <table:table-cell office:value-type="float" office:value="0.212858665441162">
                <text:p>0.212858665441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6163938243109">
                <text:p>54.6163938243109</text:p>
              </table:table-cell>
              <table:table-cell office:value-type="float" office:value="0.196719292492688">
                <text:p>0.1967192924926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4753240256227">
                <text:p>57.4753240256227</text:p>
              </table:table-cell>
              <table:table-cell office:value-type="float" office:value="0.205339252946359">
                <text:p>0.205339252946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.2973435852201">
                <text:p>93.2973435852201</text:p>
              </table:table-cell>
              <table:table-cell office:value-type="float" office:value="0.257470855654941">
                <text:p>0.257470855654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.166822953724">
                <text:p>129.166822953724</text:p>
              </table:table-cell>
              <table:table-cell office:value-type="float" office:value="0.248111159106787">
                <text:p>0.2481111591067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.083948667204">
                <text:p>110.083948667204</text:p>
              </table:table-cell>
              <table:table-cell office:value-type="float" office:value="0.307064599660032">
                <text:p>0.3070645996600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.179869386006">
                <text:p>154.179869386006</text:p>
              </table:table-cell>
              <table:table-cell office:value-type="float" office:value="0.287993647593247">
                <text:p>0.2879936475932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9.972193934815">
                <text:p>119.972193934815</text:p>
              </table:table-cell>
              <table:table-cell office:value-type="float" office:value="0.225770419820158">
                <text:p>0.225770419820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4.487581519938">
                <text:p>364.487581519938</text:p>
              </table:table-cell>
              <table:table-cell office:value-type="float" office:value="0.337354120616538">
                <text:p>0.3373541206165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4.271494274401">
                <text:p>234.271494274401</text:p>
              </table:table-cell>
              <table:table-cell office:value-type="float" office:value="0.281910671907415">
                <text:p>0.281910671907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0.533526461949">
                <text:p>340.533526461949</text:p>
              </table:table-cell>
              <table:table-cell office:value-type="float" office:value="0.288862041247552">
                <text:p>0.2888620412475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.5778294789271">
                <text:p>98.5778294789271</text:p>
              </table:table-cell>
              <table:table-cell office:value-type="float" office:value="0.223318282132352">
                <text:p>0.223318282132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4995347925402">
                <text:p>55.4995347925402</text:p>
              </table:table-cell>
              <table:table-cell office:value-type="float" office:value="0.400324312104962">
                <text:p>0.4003243121049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.7979291991557">
                <text:p>60.7979291991557</text:p>
              </table:table-cell>
              <table:table-cell office:value-type="float" office:value="0.23659245494517">
                <text:p>0.236592454945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.5614872376819">
                <text:p>77.5614872376819</text:p>
              </table:table-cell>
              <table:table-cell office:value-type="float" office:value="0.264951128406061">
                <text:p>0.264951128406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.6533845554392">
                <text:p>91.6533845554392</text:p>
              </table:table-cell>
              <table:table-cell office:value-type="float" office:value="0.340205902849895">
                <text:p>0.340205902849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.9599159511526">
                <text:p>84.9599159511526</text:p>
              </table:table-cell>
              <table:table-cell office:value-type="float" office:value="0.24177385810185">
                <text:p>0.241773858101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.033076635671">
                <text:p>101.033076635671</text:p>
              </table:table-cell>
              <table:table-cell office:value-type="float" office:value="0.168841365282631">
                <text:p>0.168841365282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.9586530080526">
                <text:p>71.9586530080526</text:p>
              </table:table-cell>
              <table:table-cell office:value-type="float" office:value="0.254725662219223">
                <text:p>0.2547256622192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9089993864973">
                <text:p>80.9089993864973</text:p>
              </table:table-cell>
              <table:table-cell office:value-type="float" office:value="0.332985438255714">
                <text:p>0.332985438255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.322963195214">
                <text:p>101.322963195214</text:p>
              </table:table-cell>
              <table:table-cell office:value-type="float" office:value="0.317914862687715">
                <text:p>0.3179148626877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2632725998299">
                <text:p>77.2632725998299</text:p>
              </table:table-cell>
              <table:table-cell office:value-type="float" office:value="0.243110063029287">
                <text:p>0.2431100630292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5596168907683">
                <text:p>85.5596168907683</text:p>
              </table:table-cell>
              <table:table-cell office:value-type="float" office:value="0.289030045781372">
                <text:p>0.2890300457813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6.263234732821">
                <text:p>186.263234732821</text:p>
              </table:table-cell>
              <table:table-cell office:value-type="float" office:value="0.267551366554403">
                <text:p>0.2675513665544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9709238640789">
                <text:p>34.9709238640789</text:p>
              </table:table-cell>
              <table:table-cell office:value-type="float" office:value="0.384486711610622">
                <text:p>0.384486711610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5233523056868">
                <text:p>74.5233523056868</text:p>
              </table:table-cell>
              <table:table-cell office:value-type="float" office:value="0.409188751111038">
                <text:p>0.4091887511110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1333952919424">
                <text:p>20.1333952919424</text:p>
              </table:table-cell>
              <table:table-cell office:value-type="float" office:value="0.376361304591949">
                <text:p>0.3763613045919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.190988510506">
                <text:p>147.190988510506</text:p>
              </table:table-cell>
              <table:table-cell office:value-type="float" office:value="0.201725341685537">
                <text:p>0.2017253416855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4961139924247">
                <text:p>25.4961139924247</text:p>
              </table:table-cell>
              <table:table-cell office:value-type="float" office:value="0.350339061338959">
                <text:p>0.3503390613389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2128542393188">
                <text:p>69.2128542393188</text:p>
              </table:table-cell>
              <table:table-cell office:value-type="float" office:value="0.379091063415243">
                <text:p>0.3790910634152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7.781926922618">
                <text:p>117.781926922618</text:p>
              </table:table-cell>
              <table:table-cell office:value-type="float" office:value="0.182135380599419">
                <text:p>0.182135380599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.236794171893">
                <text:p>139.236794171893</text:p>
              </table:table-cell>
              <table:table-cell office:value-type="float" office:value="0.242258202966569">
                <text:p>0.242258202966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.3606839416158">
                <text:p>62.3606839416158</text:p>
              </table:table-cell>
              <table:table-cell office:value-type="float" office:value="0.264679423444604">
                <text:p>0.264679423444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1.026191562181">
                <text:p>331.026191562181</text:p>
              </table:table-cell>
              <table:table-cell office:value-type="float" office:value="0.315675823397">
                <text:p>0.3156758233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2738605630167">
                <text:p>69.2738605630167</text:p>
              </table:table-cell>
              <table:table-cell office:value-type="float" office:value="0.267229992312205">
                <text:p>0.2672299923122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7532382964806">
                <text:p>31.7532382964806</text:p>
              </table:table-cell>
              <table:table-cell office:value-type="float" office:value="0.251035243156303">
                <text:p>0.251035243156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8327158602739">
                <text:p>77.8327158602739</text:p>
              </table:table-cell>
              <table:table-cell office:value-type="float" office:value="0.155207853704367">
                <text:p>0.1552078537043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1.721582060726">
                <text:p>111.721582060726</text:p>
              </table:table-cell>
              <table:table-cell office:value-type="float" office:value="0.125758831737841">
                <text:p>0.1257588317378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2.9371646444242">
                <text:p>92.9371646444242</text:p>
              </table:table-cell>
              <table:table-cell office:value-type="float" office:value="0.195224750100558">
                <text:p>0.195224750100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7.366331468314">
                <text:p>297.366331468314</text:p>
              </table:table-cell>
              <table:table-cell office:value-type="float" office:value="0.318759252438983">
                <text:p>0.3187592524389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8933402277067">
                <text:p>79.8933402277067</text:p>
              </table:table-cell>
              <table:table-cell office:value-type="float" office:value="0.189878780456628">
                <text:p>0.189878780456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8.379679060248">
                <text:p>118.379679060248</text:p>
              </table:table-cell>
              <table:table-cell office:value-type="float" office:value="0.291019949757111">
                <text:p>0.291019949757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66cc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title svg:x="1.476cm" svg:y="0.295cm" chart:style-name="ch2">
          <text:p>Distribution of sqrt(integral V(t) dt)</text:p>
        </chart:title>
        <chart:legend chart:legend-position="bottom" svg:x="2.239cm" svg:y="6.728cm" style:legend-expansion="wide" chart:style-name="ch3"/>
        <chart:plot-area chart:style-name="ch4" table:cell-range-address="MonteCarloBlackScholes.O8:MonteCarloBlackScholes.P38" chart:data-source-has-labels="column" svg:x="1.21cm" svg:y="1.24cm" svg:width="8.591cm" svg:height="4.348cm">
          <chartooo:coordinate-region svg:x="2.131cm" svg:y="1.403cm" svg:width="7.655cm" svg:height="3.148cm"/>
          <chart:axis chart:dimension="x" chart:name="primary-x" chart:style-name="ch5" chartooo:axis-type="auto">
            <chartooo:date-scale/>
            <chart:title svg:x="5.067cm" svg:y="5.749cm" chart:style-name="ch6">
              <text:p>value</text:p>
            </chart:title>
            <chart:categories table:cell-range-address="MonteCarloBlackScholes.O8:MonteCarloBlackScholes.O38"/>
          </chart:axis>
          <chart:axis chart:dimension="y" chart:name="primary-y" chart:style-name="ch7">
            <chart:title svg:x="0.451cm" svg:y="4.176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P8:MonteCarloBlackScholes.P38" chart:class="chart:bar">
            <chart:regression-curve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O8:MonteCarloBlackScholes.O38</svg:desc>
                </draw:g>
              </table:table-cell>
              <table:table-cell office:value-type="float" office:value="0">
                <text:p>0</text:p>
                <draw:g>
                  <svg:desc>MonteCarloBlackScholes.P8:MonteCarloBlackScholes.P38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